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5" style:family="table-cell" style:parent-style-name="Default" style:data-style-name="N37">
      <style:table-cell-properties style:vertical-align="automatic" fo:background-color="#FFFFFF"/>
    </style:style>
    <style:style style:name="ce6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38">
      <style:text-properties fo:font-size="10pt" style:font-size-asian="10pt" style:font-size-complex="10pt"/>
    </style:style>
    <style:style style:name="ce8" style:family="table-cell" style:parent-style-name="Default" style:data-style-name="N38">
      <style:table-cell-properties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1">
      <style:table-cell-properties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1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2" style:family="table-cell" style:parent-style-name="Default" style:data-style-name="N36"/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/>
      <style:text-properties style:font-name="Menlo" style:font-name-asian="Menlo" style:font-name-complex="Menlo" fo:font-size="8pt" style:font-size-asian="8pt" style:font-size-complex="8pt"/>
    </style:style>
    <style:style style:name="ce15" style:family="table-cell" style:parent-style-name="Default" style:data-style-name="N36">
      <style:table-cell-properties style:vertical-align="automatic"/>
      <style:text-properties fo:font-size="8pt" style:font-size-asian="8pt" style:font-size-complex="8pt"/>
    </style:style>
    <style:style style:name="ce16" style:family="table-cell" style:parent-style-name="Default" style:data-style-name="N36">
      <style:table-cell-properties style:vertical-align="automatic"/>
      <style:text-properties style:font-name="Menlo" style:font-name-asian="Menlo" style:font-name-complex="Menlo" fo:font-size="8pt" style:font-size-asian="8pt" style:font-size-complex="8pt"/>
    </style:style>
    <style:style style:name="ce17" style:family="table-cell" style:parent-style-name="Default" style:data-style-name="N0"/>
    <style:style style:name="ce18" style:family="table-cell" style:parent-style-name="Default" style:data-style-name="N36">
      <style:table-cell-properties style:vertical-align="automatic"/>
      <style:text-properties fo:font-size="10pt" style:font-size-asian="10pt" style:font-size-complex="10pt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3.556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est_each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Harmonic Mean</text:p>
          </table:table-cell>
          <table:table-cell office:value-type="string" table:style-name="ce2">
            <text:p>Variation</text:p>
          </table:table-cell>
          <table:table-cell office:value-type="string" table:style-name="ce2">
            <text:p>Params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Baseline</text:p>
          </table:table-cell>
          <table:table-cell office:value-type="float" office:value="0.82386124464970001" table:style-name="ce3">
            <text:p>0.823861</text:p>
          </table:table-cell>
          <table:table-cell office:value-type="float" office:value="1.3647551041381799E-3" table:style-name="ce3">
            <text:p>0.001365</text:p>
          </table:table-cell>
          <table:table-cell office:value-type="string" table:style-name="ce4">
            <text:p>sample_size=1800, learners=8, generations=8, pop_size=500, mut_rate=0.3, cross_rate=0.6, fit_weights=[0.5, 0.5, 0.], max_depth=16, cross_md=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Random Forest</text:p>
          </table:table-cell>
          <table:table-cell office:value-type="float" office:value="0.87948602549999999" table:style-name="ce5">
            <text:p>0.879486</text:p>
          </table:table-cell>
          <table:table-cell office:value-type="float" office:value="2.651234069E-4" table:style-name="ce5">
            <text:p>0.000265</text:p>
          </table:table-cell>
          <table:table-cell office:value-type="string" table:style-name="ce2">
            <text:p>Default</text:p>
          </table:table-cell>
          <table:table-cell table:style-name="ce4"/>
          <table:table-cell table:number-columns-repeated="16378"/>
        </table:table-row>
        <table:table-row table:style-name="ro2">
          <table:table-cell/>
          <table:table-cell office:value-type="string" table:style-name="ce2">
            <text:p>Fitness Weights</text:p>
          </table:table-cell>
          <table:table-cell office:value-type="float" office:value="0.87431768415427402" table:style-name="ce3">
            <text:p>0.874318</text:p>
          </table:table-cell>
          <table:table-cell office:value-type="float" office:value="1.2648159234621199E-4" table:style-name="ce3">
            <text:p>0.000126</text:p>
          </table:table-cell>
          <table:table-cell office:value-type="string" table:style-name="ce2">
            <text:p>[0.5,0.5,0.1]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Depth</text:p>
          </table:table-cell>
          <table:table-cell office:value-type="float" office:value="0.86679404189581299" table:style-name="ce3">
            <text:p>0.866794</text:p>
          </table:table-cell>
          <table:table-cell office:value-type="float" office:value="1.27758231454444E-3" table:style-name="ce3">
            <text:p>0.001278</text:p>
          </table:table-cell>
          <table:table-cell office:value-type="string" table:style-name="ce2">
            <text:p>[10, 5]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Rates</text:p>
          </table:table-cell>
          <table:table-cell office:value-type="float" office:value="0.88798757950376095" table:style-name="ce3">
            <text:p>0.887988</text:p>
          </table:table-cell>
          <table:table-cell office:value-type="float" office:value="5.7801064811421899E-5" table:style-name="ce3">
            <text:p>0.000058</text:p>
          </table:table-cell>
          <table:table-cell office:value-type="string" table:style-name="ce2">
            <text:p>[0.25, 0.5]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Population</text:p>
          </table:table-cell>
          <table:table-cell office:value-type="float" office:value="0.85641130989077197" table:style-name="ce3">
            <text:p>0.856411</text:p>
          </table:table-cell>
          <table:table-cell office:value-type="float" office:value="6.5323576074663697E-3" table:style-name="ce3">
            <text:p>0.006532</text:p>
          </table:table-cell>
          <table:table-cell office:value-type="string" table:style-name="ce2">
            <text:p>[10, 200]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Learners</text:p>
          </table:table-cell>
          <table:table-cell office:value-type="float" office:value="0.91259151080102097" table:style-name="ce3">
            <text:p>0.912592</text:p>
          </table:table-cell>
          <table:table-cell office:value-type="float" office:value="8.0262637405326896E-5" table:style-name="ce3">
            <text:p>0.000080</text:p>
          </table:table-cell>
          <table:table-cell office:value-type="string" table:style-name="ce2">
            <text:p>[10,5000]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Learners (all labels)</text:p>
          </table:table-cell>
          <table:table-cell office:value-type="float" office:value="0.91519016697264099" table:style-name="ce3">
            <text:p>0.915190</text:p>
          </table:table-cell>
          <table:table-cell office:value-type="float" office:value="5.1410992930894296E-4" table:style-name="ce3">
            <text:p>0.000514</text:p>
          </table:table-cell>
          <table:table-cell office:value-type="string" table:style-name="ce2">
            <text:p>[15,3000]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Single Tree optimal variables</text:p>
          </table:table-cell>
          <table:table-cell office:value-type="float" office:value="0.87796140353774699" table:style-name="ce3">
            <text:p>0.877961</text:p>
          </table:table-cell>
          <table:table-cell office:value-type="float" office:value="8.5725142144034903E-7" table:style-name="ce3">
            <text:p>0.000001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">
            <text:p>Best Each</text:p>
          </table:table-cell>
          <table:table-cell office:value-type="float" office:value="0.91928454092727296" table:style-name="ce3">
            <text:p>0.919285</text:p>
          </table:table-cell>
          <table:table-cell office:value-type="float" office:value="3.4575546068226398E-4" table:style-name="ce3">
            <text:p>0.000346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Other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80/20 split voor alles</text:p>
          </table:table-cell>
          <table:table-cell office:value-type="string" table:style-name="ce2">
            <text:p>Test size</text:p>
          </table:table-cell>
          <table:table-cell office:value-type="float" office:value="56961" table:style-name="ce6">
            <text:p>56961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number-columns-repeated="7" table:style-name="ce7"/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Random Forest</text:p>
          </table:table-cell>
          <table:table-cell office:value-type="string" table:style-name="ce8">
            <text:p>Run</text:p>
          </table:table-cell>
          <table:table-cell office:value-type="string" table:style-name="ce8">
            <text:p>TPR</text:p>
          </table:table-cell>
          <table:table-cell office:value-type="string" table:style-name="ce8">
            <text:p>TNR</text:p>
          </table:table-cell>
          <table:table-cell office:value-type="string" table:style-name="ce8">
            <text:p>HM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Variance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1" table:style-name="ce9">
            <text:p>1</text:p>
          </table:table-cell>
          <table:table-cell office:value-type="float" office:value="0.81481481481481399" table:style-name="ce8">
            <text:p>0.814814815</text:p>
          </table:table-cell>
          <table:table-cell office:value-type="float" office:value="0.99987687545072301" table:style-name="ce8">
            <text:p>0.999876875</text:p>
          </table:table-cell>
          <table:table-cell office:value-type="float" office:value="0.89790954075053997" table:style-name="ce8">
            <text:p>0.897909541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2" table:style-name="ce9">
            <text:p>2</text:p>
          </table:table-cell>
          <table:table-cell office:value-type="float" office:value="0.77551020408163196" table:style-name="ce8">
            <text:p>0.775510204</text:p>
          </table:table-cell>
          <table:table-cell office:value-type="float" office:value="0.999894483231626" table:style-name="ce8">
            <text:p>0.999894483</text:p>
          </table:table-cell>
          <table:table-cell office:value-type="float" office:value="0.87352295540353997" table:style-name="ce8">
            <text:p>0.873522955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3" table:style-name="ce9">
            <text:p>3</text:p>
          </table:table-cell>
          <table:table-cell office:value-type="float" office:value="0.765306122448979" table:style-name="ce8">
            <text:p>0.765306122</text:p>
          </table:table-cell>
          <table:table-cell office:value-type="float" office:value="0.99992965548775103" table:style-name="ce8">
            <text:p>0.999929655</text:p>
          </table:table-cell>
          <table:table-cell office:value-type="float" office:value="0.86702558029822996" table:style-name="ce8">
            <text:p>0.867025580</text:p>
          </table:table-cell>
          <table:table-cell office:value-type="float" office:value="0.87948602548410326" table:formula="of:=AVERAGE([.F4:.F6])" table:style-name="ce7">
            <text:p>0.879486025</text:p>
          </table:table-cell>
          <table:table-cell office:value-type="float" office:value="2.6512340689424435E-4" table:formula="of:=VAR([.F4:.F6])" table:style-name="ce7">
            <text:p>0.00026512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table:style-name="ce10"/>
          <table:table-cell table:number-columns-repeated="5" table:style-name="ce7"/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Baseline</text:p>
          </table:table-cell>
          <table:table-cell office:value-type="float" office:value="1" table:style-name="ce9">
            <text:p>1</text:p>
          </table:table-cell>
          <table:table-cell office:value-type="float" office:value="0.68367346938775497" table:style-name="ce8">
            <text:p>0.683673469</text:p>
          </table:table-cell>
          <table:table-cell office:value-type="float" office:value="0.993686580025675" table:style-name="ce8">
            <text:p>0.993686580</text:p>
          </table:table-cell>
          <table:table-cell office:value-type="float" office:value="0.81003139652730005" table:style-name="ce8">
            <text:p>0.810031397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2" table:style-name="ce9">
            <text:p>2</text:p>
          </table:table-cell>
          <table:table-cell office:value-type="float" office:value="0.66326530612244805" table:style-name="ce8">
            <text:p>0.663265306</text:p>
          </table:table-cell>
          <table:table-cell office:value-type="float" office:value="0.99461864481297102" table:style-name="ce8">
            <text:p>0.994618645</text:p>
          </table:table-cell>
          <table:table-cell office:value-type="float" office:value="0.79582897168708" table:style-name="ce8">
            <text:p>0.795828972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3" table:style-name="ce9">
            <text:p>3</text:p>
          </table:table-cell>
          <table:table-cell office:value-type="float" office:value="0.77551020408163196" table:style-name="ce8">
            <text:p>0.775510204</text:p>
          </table:table-cell>
          <table:table-cell office:value-type="float" office:value="0.97968802208817596" table:style-name="ce8">
            <text:p>0.979688022</text:p>
          </table:table-cell>
          <table:table-cell office:value-type="float" office:value="0.86572336573471997" table:style-name="ce8">
            <text:p>0.865723366</text:p>
          </table:table-cell>
          <table:table-cell office:value-type="float" office:value="0.82386124464970001" table:formula="of:=AVERAGE([.F8:.F10])" table:style-name="ce7">
            <text:p>0.823861245</text:p>
          </table:table-cell>
          <table:table-cell office:value-type="float" office:value="1.3647551041381799E-3" table:formula="of:=VAR([.F8:.F10])" table:style-name="ce7">
            <text:p>0.00136475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table:style-name="ce10"/>
          <table:table-cell table:number-columns-repeated="5" table:style-name="ce7"/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Optimal variables</text:p>
          </table:table-cell>
          <table:table-cell office:value-type="float" office:value="1" table:style-name="ce9">
            <text:p>1</text:p>
          </table:table-cell>
          <table:table-cell office:value-type="float" office:value="0.88775510204081598" table:style-name="ce8">
            <text:p>0.887755102</text:p>
          </table:table-cell>
          <table:table-cell office:value-type="float" office:value="0.94604575910521704" table:style-name="ce8">
            <text:p>0.946045759</text:p>
          </table:table-cell>
          <table:table-cell office:value-type="float" office:value="0.91597399383891998" table:style-name="ce8">
            <text:p>0.915973994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2" table:style-name="ce9">
            <text:p>2</text:p>
          </table:table-cell>
          <table:table-cell office:value-type="float" office:value="0.86734693877550995" table:style-name="ce8">
            <text:p>0.867346939</text:p>
          </table:table-cell>
          <table:table-cell office:value-type="float" office:value="0.94076992068656196" table:style-name="ce8">
            <text:p>0.940769921</text:p>
          </table:table-cell>
          <table:table-cell office:value-type="float" office:value="0.90256767063454002" table:style-name="ce8">
            <text:p>0.902567671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office:value-type="float" office:value="3" table:style-name="ce9">
            <text:p>3</text:p>
          </table:table-cell>
          <table:table-cell office:value-type="float" office:value="0.95918367346938704" table:style-name="ce8">
            <text:p>0.959183673</text:p>
          </table:table-cell>
          <table:table-cell office:value-type="float" office:value="0.92024690923799302" table:style-name="ce8">
            <text:p>0.920246909</text:p>
          </table:table-cell>
          <table:table-cell office:value-type="float" office:value="0.93931195830836001" table:style-name="ce8">
            <text:p>0.939311958</text:p>
          </table:table-cell>
          <table:table-cell office:value-type="float" office:value="0.9192845409272733" table:formula="of:=AVERAGE([.F12:.F14])" table:style-name="ce7">
            <text:p>0.919284541</text:p>
          </table:table-cell>
          <table:table-cell office:value-type="float" office:value="3.4575546068226349E-4" table:formula="of:=VAR([.F12:.F14])" table:style-name="ce7">
            <text:p>0.00034575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7" table:style-name="ce7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Single Tree optimal variables</text:p>
          </table:table-cell>
          <table:table-cell office:value-type="float" office:value="1" table:style-name="ce2">
            <text:p>1</text:p>
          </table:table-cell>
          <table:table-cell office:value-type="float" office:value="0.88775510204081598" table:style-name="ce8">
            <text:p>0.887755102</text:p>
          </table:table-cell>
          <table:table-cell office:value-type="float" office:value="0.86894817368059996" table:style-name="ce8">
            <text:p>0.868948174</text:p>
          </table:table-cell>
          <table:table-cell office:value-type="float" office:value="0.87825096631981003" table:style-name="ce8">
            <text:p>0.878250966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0.98979591836734604" table:style-name="ce8">
            <text:p>0.989795918</text:p>
          </table:table-cell>
          <table:table-cell office:value-type="float" office:value="0.790039217065578" table:style-name="ce8">
            <text:p>0.790039217</text:p>
          </table:table-cell>
          <table:table-cell office:value-type="float" office:value="0.87870789453373999" table:style-name="ce8">
            <text:p>0.878707895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0.80612244897959096" table:style-name="ce8">
            <text:p>0.806122449</text:p>
          </table:table-cell>
          <table:table-cell office:value-type="float" office:value="0.96136327664737997" table:style-name="ce8">
            <text:p>0.961363277</text:p>
          </table:table-cell>
          <table:table-cell office:value-type="float" office:value="0.87692534975969005" table:style-name="ce8">
            <text:p>0.876925350</text:p>
          </table:table-cell>
          <table:table-cell office:value-type="float" office:value="0.87796140353774665" table:formula="of:=AVERAGE([.F16:.F18])" table:style-name="ce7">
            <text:p>0.877961404</text:p>
          </table:table-cell>
          <table:table-cell office:value-type="float" office:value="8.5725142144037814E-7" table:formula="of:=VAR([.F16:.F18])" table:style-name="ce7">
            <text:p>0.000000857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Fitness_weights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Weight TNR</text:p>
          </table:table-cell>
          <table:table-cell office:value-type="string" table:style-name="ce2">
            <text:p>Weight TPR</text:p>
          </table:table-cell>
          <table:table-cell office:value-type="string" table:style-name="ce2">
            <text:p>Depth penalty</text:p>
          </table:table-cell>
          <table:table-cell office:value-type="string" table:style-name="ce2">
            <text:p>Run</text:p>
          </table:table-cell>
          <table:table-cell office:value-type="string" table:style-name="ce2">
            <text:p>TPR</text:p>
          </table:table-cell>
          <table:table-cell office:value-type="string" table:style-name="ce2">
            <text:p>TNR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AVG</text:p>
          </table:table-cell>
          <table:table-cell table:number-columns-repeated="3" table:style-name="ce1"/>
          <table:table-cell office:value-type="string" table:style-name="ce2">
            <text:p>Weights</text:p>
          </table:table-cell>
          <table:table-cell office:value-type="string" table:style-name="ce2">
            <text:p>Harmonic Mean</text:p>
          </table:table-cell>
          <table:table-cell table:number-columns-repeated="3" table:style-name="ce1"/>
          <table:table-cell office:value-type="string" table:style-name="ce2">
            <text:p>Variation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office:value-type="float" office:value="0.05" table:style-name="ce2">
            <text:p>0.05</text:p>
          </table:table-cell>
          <table:table-cell office:value-type="float" office:value="1" table:style-name="ce2">
            <text:p>1</text:p>
          </table:table-cell>
          <table:table-cell office:value-type="float" office:value="0.85714285714285698" table:style-name="ce11">
            <text:p>0.857142857</text:p>
          </table:table-cell>
          <table:table-cell office:value-type="float" office:value="0.978808715685067" table:style-name="ce11">
            <text:p>0.978808716</text:p>
          </table:table-cell>
          <table:table-cell office:value-type="float" office:value="0.91394447606953599" table:style-name="ce11">
            <text:p>0.913944476</text:p>
          </table:table-cell>
          <table:table-cell table:number-columns-repeated="4" table:style-name="ce1"/>
          <table:table-cell office:value-type="string" table:style-name="ce2">
            <text:p>[0.5,0.5,0.05]</text:p>
          </table:table-cell>
          <table:table-cell office:value-type="float" office:value="0.73858437978442004" table:style-name="ce12">
            <text:p>0.7385843798</text:p>
          </table:table-cell>
          <table:table-cell office:value-type="float" office:value="0.70247656483825704" table:formula="of:=[.N4]-[.R4]" table:style-name="ce12">
            <text:p>0.7024765648</text:p>
          </table:table-cell>
          <table:table-cell office:value-type="float" office:value="0.77469219473058304" table:formula="of:=[.N4]+[.R4]" table:style-name="ce12">
            <text:p>0.7746921947</text:p>
          </table:table-cell>
          <table:table-cell office:value-type="float" office:value="0.69747656483825704" table:formula="of:=[.O4]-0.005" table:style-name="ce12">
            <text:p>0.6974765648</text:p>
          </table:table-cell>
          <table:table-cell office:value-type="float" office:value="3.6107814946162997E-2" table:style-name="ce12">
            <text:p>0.0361078149</text:p>
          </table:table-cell>
          <table:table-cell table:number-columns-repeated="16366"/>
        </table:table-row>
        <table:table-row table:style-name="ro2">
          <table:table-cell table:number-columns-repeated="4" table:style-name="ce1"/>
          <table:table-cell office:value-type="float" office:value="2" table:style-name="ce2">
            <text:p>2</text:p>
          </table:table-cell>
          <table:table-cell office:value-type="float" office:value="0.36734693877551" table:style-name="ce11">
            <text:p>0.367346939</text:p>
          </table:table-cell>
          <table:table-cell office:value-type="float" office:value="0.99570898475282699" table:style-name="ce11">
            <text:p>0.995708985</text:p>
          </table:table-cell>
          <table:table-cell office:value-type="float" office:value="0.53669206251406998" table:style-name="ce11">
            <text:p>0.536692063</text:p>
          </table:table-cell>
          <table:table-cell table:number-columns-repeated="4" table:style-name="ce1"/>
          <table:table-cell office:value-type="string" table:style-name="ce13">
            <text:p>[0.5,0.5,0.1]</text:p>
          </table:table-cell>
          <table:table-cell office:value-type="float" office:value="0.87431768415427402" table:style-name="ce12">
            <text:p>0.8743176842</text:p>
          </table:table-cell>
          <table:table-cell office:value-type="float" office:value="0.87419120256192784" table:formula="of:=[.N5]-[.R5]" table:style-name="ce12">
            <text:p>0.8741912026</text:p>
          </table:table-cell>
          <table:table-cell office:value-type="float" office:value="0.87444416574662021" table:formula="of:=[.N5]+[.R5]" table:style-name="ce12">
            <text:p>0.8744441657</text:p>
          </table:table-cell>
          <table:table-cell office:value-type="float" office:value="0.86919120256192783" table:formula="of:=[.O5]-0.005" table:style-name="ce12">
            <text:p>0.8691912026</text:p>
          </table:table-cell>
          <table:table-cell office:value-type="float" office:value="1.2648159234621199E-4" table:style-name="ce12">
            <text:p>0.0001264816</text:p>
          </table:table-cell>
          <table:table-cell table:number-columns-repeated="16366"/>
        </table:table-row>
        <table:table-row table:style-name="ro2">
          <table:table-cell table:number-columns-repeated="4" table:style-name="ce1"/>
          <table:table-cell office:value-type="float" office:value="3" table:style-name="ce2">
            <text:p>3</text:p>
          </table:table-cell>
          <table:table-cell office:value-type="float" office:value="0.62244897959183598" table:style-name="ce14">
            <text:p>0.62244898</text:p>
          </table:table-cell>
          <table:table-cell office:value-type="float" office:value="0.99263141234194396" table:style-name="ce14">
            <text:p>0.992631412</text:p>
          </table:table-cell>
          <table:table-cell office:value-type="float" office:value="0.76511660076965304" table:style-name="ce14">
            <text:p>0.765116601</text:p>
          </table:table-cell>
          <table:table-cell office:value-type="float" office:value="0.73858437978441971" table:formula="of:=AVERAGE([.H4:.H6])" table:style-name="ce12">
            <text:p>0.7385843798</text:p>
          </table:table-cell>
          <table:table-cell office:value-type="float" office:value="3.6107814946163219E-2" table:formula="of:=VAR([.H4:.H6])" table:style-name="ce12">
            <text:p>0.0361078149</text:p>
          </table:table-cell>
          <table:table-cell table:number-columns-repeated="2" table:style-name="ce1"/>
          <table:table-cell office:value-type="string" table:style-name="ce13">
            <text:p>[0.5,0.6,0.05]</text:p>
          </table:table-cell>
          <table:table-cell office:value-type="float" office:value="0.82778554644831104" table:style-name="ce12">
            <text:p>0.8277855464</text:p>
          </table:table-cell>
          <table:table-cell office:value-type="float" office:value="0.82534843899207333" table:formula="of:=[.N6]-[.R6]" table:style-name="ce12">
            <text:p>0.8253484390</text:p>
          </table:table-cell>
          <table:table-cell office:value-type="float" office:value="0.83022265390454875" table:formula="of:=[.N6]+[.R6]" table:style-name="ce12">
            <text:p>0.8302226539</text:p>
          </table:table-cell>
          <table:table-cell office:value-type="float" office:value="0.82034843899207333" table:formula="of:=[.O6]-0.005" table:style-name="ce12">
            <text:p>0.8203484390</text:p>
          </table:table-cell>
          <table:table-cell office:value-type="float" office:value="2.4371074562377498E-3" table:style-name="ce12">
            <text:p>0.002437107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TPR zo laag mogelijk, want positives zijn kleinste groep. Dit is logisch toch?</text:p>
          </table:table-cell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office:value-type="float" office:value="0.1" table:style-name="ce2">
            <text:p>0.1</text:p>
          </table:table-cell>
          <table:table-cell office:value-type="float" office:value="1" table:style-name="ce2">
            <text:p>1</text:p>
          </table:table-cell>
          <table:table-cell office:value-type="float" office:value="0.765306122448979" table:style-name="ce11">
            <text:p>0.765306122</text:p>
          </table:table-cell>
          <table:table-cell office:value-type="float" office:value="0.98586075303800302" table:style-name="ce15">
            <text:p>0.9858607530</text:p>
          </table:table-cell>
          <table:table-cell office:value-type="float" office:value="0.86169431450938105" table:style-name="ce11">
            <text:p>0.861694315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3">
            <text:p>[0.5,0.6,0.1]</text:p>
          </table:table-cell>
          <table:table-cell office:value-type="float" office:value="0.68611051227452002" table:style-name="ce12">
            <text:p>0.6861105123</text:p>
          </table:table-cell>
          <table:table-cell office:value-type="float" office:value="0.65750089844530346" table:formula="of:=[.N7]-[.R7]" table:style-name="ce12">
            <text:p>0.6575008984</text:p>
          </table:table-cell>
          <table:table-cell office:value-type="float" office:value="0.71472012610373659" table:formula="of:=[.N7]+[.R7]" table:style-name="ce12">
            <text:p>0.7147201261</text:p>
          </table:table-cell>
          <table:table-cell office:value-type="float" office:value="0.65250089844530346" table:formula="of:=[.O7]-0.005" table:style-name="ce12">
            <text:p>0.6525008984</text:p>
          </table:table-cell>
          <table:table-cell office:value-type="float" office:value="2.8609613829216601E-2" table:style-name="ce12">
            <text:p>0.0286096138</text:p>
          </table:table-cell>
          <table:table-cell table:number-columns-repeated="16366"/>
        </table:table-row>
        <table:table-row table:style-name="ro2">
          <table:table-cell table:number-columns-repeated="4" table:style-name="ce1"/>
          <table:table-cell office:value-type="float" office:value="2" table:style-name="ce2">
            <text:p>2</text:p>
          </table:table-cell>
          <table:table-cell office:value-type="float" office:value="0.79591836734693799" table:style-name="ce11">
            <text:p>0.795918367</text:p>
          </table:table-cell>
          <table:table-cell office:value-type="float" office:value="0.97893181858150202" table:style-name="ce11">
            <text:p>0.978931819</text:p>
          </table:table-cell>
          <table:table-cell office:value-type="float" office:value="0.87798938858806097" table:style-name="ce11">
            <text:p>0.877989389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2">
            <text:p>[0.5,0.7,0.05]</text:p>
          </table:table-cell>
          <table:table-cell office:value-type="float" office:value="0.78163170602027998" table:style-name="ce12">
            <text:p>0.7816317060</text:p>
          </table:table-cell>
          <table:table-cell office:value-type="float" office:value="0.76233961262119598" table:formula="of:=[.N8]-[.R8]" table:style-name="ce12">
            <text:p>0.7623396126</text:p>
          </table:table-cell>
          <table:table-cell office:value-type="float" office:value="0.80092379941936398" table:formula="of:=[.N8]+[.R8]" table:style-name="ce12">
            <text:p>0.8009237994</text:p>
          </table:table-cell>
          <table:table-cell office:value-type="float" office:value="0.75733961262119598" table:formula="of:=[.O8]-0.005" table:style-name="ce12">
            <text:p>0.7573396126</text:p>
          </table:table-cell>
          <table:table-cell office:value-type="float" office:value="1.9292093399084002E-2" table:style-name="ce12">
            <text:p>0.0192920934</text:p>
          </table:table-cell>
          <table:table-cell table:number-columns-repeated="16366"/>
        </table:table-row>
        <table:table-row table:style-name="ro2">
          <table:table-cell table:number-columns-repeated="4" table:style-name="ce1"/>
          <table:table-cell office:value-type="float" office:value="3" table:style-name="ce2">
            <text:p>3</text:p>
          </table:table-cell>
          <table:table-cell office:value-type="float" office:value="0.81632653061224403" table:style-name="ce14">
            <text:p>0.816326531</text:p>
          </table:table-cell>
          <table:table-cell office:value-type="float" office:value="0.96217223853824096" table:style-name="ce14">
            <text:p>0.962172239</text:p>
          </table:table-cell>
          <table:table-cell office:value-type="float" office:value="0.88326934936538004" table:style-name="ce14">
            <text:p>0.883269349</text:p>
          </table:table-cell>
          <table:table-cell office:value-type="float" office:value="0.87431768415427402" table:formula="of:=AVERAGE([.H7:.H9])" table:style-name="ce12">
            <text:p>0.8743176842</text:p>
          </table:table-cell>
          <table:table-cell office:value-type="float" office:value="1.2648159234621086E-4" table:formula="of:=VAR([.H7:.H9])" table:style-name="ce12">
            <text:p>0.0001264816</text:p>
          </table:table-cell>
          <table:table-cell table:number-columns-repeated="2" table:style-name="ce1"/>
          <table:table-cell office:value-type="string" table:style-name="ce2">
            <text:p>[0.5,0.7,0.1]</text:p>
          </table:table-cell>
          <table:table-cell office:value-type="float" office:value="0.70992955576460504" table:style-name="ce12">
            <text:p>0.7099295558</text:p>
          </table:table-cell>
          <table:table-cell office:value-type="float" office:value="0.67723300739261594" table:formula="of:=[.N9]-[.R9]" table:style-name="ce12">
            <text:p>0.6772330074</text:p>
          </table:table-cell>
          <table:table-cell office:value-type="float" office:value="0.74262610413659413" table:formula="of:=[.N9]+[.R9]" table:style-name="ce12">
            <text:p>0.7426261041</text:p>
          </table:table-cell>
          <table:table-cell office:value-type="float" office:value="0.67223300739261593" table:formula="of:=[.O9]-0.005" table:style-name="ce12">
            <text:p>0.6722330074</text:p>
          </table:table-cell>
          <table:table-cell office:value-type="float" office:value="3.2696548371989098E-2" table:style-name="ce12">
            <text:p>0.0326965484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05" table:style-name="ce2">
            <text:p>0.05</text:p>
          </table:table-cell>
          <table:table-cell office:value-type="float" office:value="1" table:style-name="ce2">
            <text:p>1</text:p>
          </table:table-cell>
          <table:table-cell office:value-type="float" office:value="0.64285714285714202" table:style-name="ce11">
            <text:p>0.642857143</text:p>
          </table:table-cell>
          <table:table-cell office:value-type="float" office:value="0.99692242758911698" table:style-name="ce11">
            <text:p>0.996922428</text:p>
          </table:table-cell>
          <table:table-cell office:value-type="float" office:value="0.78166445661441397" table:style-name="ce11">
            <text:p>0.781664457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2">
            <text:p>[0.5,0.8,0.05]</text:p>
          </table:table-cell>
          <table:table-cell office:value-type="float" office:value="0.773373494032085" table:style-name="ce12">
            <text:p>0.7733734940</text:p>
          </table:table-cell>
          <table:table-cell office:value-type="float" office:value="0.747460895773427" table:formula="of:=[.N10]-[.R10]" table:style-name="ce12">
            <text:p>0.7474608958</text:p>
          </table:table-cell>
          <table:table-cell office:value-type="float" office:value="0.79928609229074299" table:formula="of:=[.N10]+[.R10]" table:style-name="ce12">
            <text:p>0.7992860923</text:p>
          </table:table-cell>
          <table:table-cell office:value-type="float" office:value="0.742460895773427" table:formula="of:=[.O10]-0.005" table:style-name="ce12">
            <text:p>0.7424608958</text:p>
          </table:table-cell>
          <table:table-cell office:value-type="float" office:value="2.5912598258658E-2" table:style-name="ce12">
            <text:p>0.0259125983</text:p>
          </table:table-cell>
          <table:table-cell table:number-columns-repeated="16366"/>
        </table:table-row>
        <table:table-row table:style-name="ro2">
          <table:table-cell table:number-columns-repeated="4" table:style-name="ce1"/>
          <table:table-cell office:value-type="float" office:value="2" table:style-name="ce2">
            <text:p>2</text:p>
          </table:table-cell>
          <table:table-cell office:value-type="float" office:value="0.70408163265306101" table:style-name="ce11">
            <text:p>0.704081633</text:p>
          </table:table-cell>
          <table:table-cell office:value-type="float" office:value="0.98688074846561002" table:style-name="ce11">
            <text:p>0.986880748</text:p>
          </table:table-cell>
          <table:table-cell office:value-type="float" office:value="0.82183331382435698" table:style-name="ce11">
            <text:p>0.821833314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2">
            <text:p>[0.5,0.8,0.1]</text:p>
          </table:table-cell>
          <table:table-cell office:value-type="float" office:value="0.74669241061007696" table:style-name="ce12">
            <text:p>0.7466924106</text:p>
          </table:table-cell>
          <table:table-cell office:value-type="float" office:value="0.71320052046112548" table:formula="of:=[.N11]-[.R11]" table:style-name="ce12">
            <text:p>0.7132005205</text:p>
          </table:table-cell>
          <table:table-cell office:value-type="float" office:value="0.78018430075902845" table:formula="of:=[.N11]+[.R11]" table:style-name="ce12">
            <text:p>0.7801843008</text:p>
          </table:table-cell>
          <table:table-cell office:value-type="float" office:value="0.70820052046112547" table:formula="of:=[.O11]-0.005" table:style-name="ce12">
            <text:p>0.7082005205</text:p>
          </table:table-cell>
          <table:table-cell office:value-type="float" office:value="3.34918901489515E-2" table:style-name="ce12">
            <text:p>0.0334918901</text:p>
          </table:table-cell>
          <table:table-cell table:number-columns-repeated="16366"/>
        </table:table-row>
        <table:table-row table:style-name="ro2">
          <table:table-cell table:number-columns-repeated="4" table:style-name="ce1"/>
          <table:table-cell office:value-type="float" office:value="3" table:style-name="ce2">
            <text:p>3</text:p>
          </table:table-cell>
          <table:table-cell office:value-type="float" office:value="0.79591836734693799" table:style-name="ce14">
            <text:p>0.795918367</text:p>
          </table:table-cell>
          <table:table-cell office:value-type="float" office:value="0.98359214251798099" table:style-name="ce14">
            <text:p>0.983592143</text:p>
          </table:table-cell>
          <table:table-cell office:value-type="float" office:value="0.87985886890616305" table:style-name="ce14">
            <text:p>0.879858869</text:p>
          </table:table-cell>
          <table:table-cell office:value-type="float" office:value="0.82778554644831137" table:formula="of:=AVERAGE([.H10:.H12])" table:style-name="ce12">
            <text:p>0.8277855464</text:p>
          </table:table-cell>
          <table:table-cell office:value-type="float" office:value="2.4371074562377507E-3" table:formula="of:=VAR([.H10:.H12])" table:style-name="ce12">
            <text:p>0.0024371075</text:p>
          </table:table-cell>
          <table:table-cell table:style-name="ce1"/>
          <table:table-cell table:style-name="ce1">
            <draw:frame draw:z-index="1" draw:id="id0" draw:style-name="a0" draw:name="Chart 1" svg:x="1.02083in" svg:y="0.16653in" svg:width="6.25986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1" table:style-name="ce2">
            <text:p>0.1</text:p>
          </table:table-cell>
          <table:table-cell office:value-type="float" office:value="1" table:style-name="ce2">
            <text:p>1</text:p>
          </table:table-cell>
          <table:table-cell office:value-type="float" office:value="0.67346938775510201" table:style-name="ce11">
            <text:p>0.673469388</text:p>
          </table:table-cell>
          <table:table-cell office:value-type="float" office:value="0.99245555106132199" table:style-name="ce11">
            <text:p>0.992455551</text:p>
          </table:table-cell>
          <table:table-cell office:value-type="float" office:value="0.80242322660982002" table:style-name="ce11">
            <text:p>0.802423227</text:p>
          </table:table-cell>
          <table:table-cell table:number-columns-repeated="2" table:style-name="ce12"/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2" table:style-name="ce2">
            <text:p>2</text:p>
          </table:table-cell>
          <table:table-cell office:value-type="float" office:value="0.32653061224489699" table:style-name="ce11">
            <text:p>0.326530612</text:p>
          </table:table-cell>
          <table:table-cell office:value-type="float" office:value="0.99808311204122102" table:style-name="ce15">
            <text:p>0.9980831120</text:p>
          </table:table-cell>
          <table:table-cell office:value-type="float" office:value="0.49207506108507898" table:style-name="ce11">
            <text:p>0.492075061</text:p>
          </table:table-cell>
          <table:table-cell table:number-columns-repeated="2" table:style-name="ce12"/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3" table:style-name="ce2">
            <text:p>3</text:p>
          </table:table-cell>
          <table:table-cell office:value-type="float" office:value="0.62244897959183598" table:style-name="ce14">
            <text:p>0.62244898</text:p>
          </table:table-cell>
          <table:table-cell office:value-type="float" office:value="0.98832281096670904" table:style-name="ce16">
            <text:p>0.9883228110</text:p>
          </table:table-cell>
          <table:table-cell office:value-type="float" office:value="0.76383324912866202" table:style-name="ce14">
            <text:p>0.763833249</text:p>
          </table:table-cell>
          <table:table-cell office:value-type="float" office:value="0.68611051227452036" table:formula="of:=AVERAGE([.H13:.H15])" table:style-name="ce12">
            <text:p>0.6861105123</text:p>
          </table:table-cell>
          <table:table-cell office:value-type="float" office:value="2.8609613829216674E-2" table:formula="of:=VAR([.H13:.H15])" table:style-name="ce12">
            <text:p>0.0286096138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float" office:value="0.5" table:style-name="ce2">
            <text:p>0.5</text:p>
          </table:table-cell>
          <table:table-cell office:value-type="float" office:value="0.7" table:style-name="ce2">
            <text:p>0.7</text:p>
          </table:table-cell>
          <table:table-cell office:value-type="float" office:value="0.05" table:style-name="ce2">
            <text:p>0.05</text:p>
          </table:table-cell>
          <table:table-cell office:value-type="float" office:value="1" table:style-name="ce2">
            <text:p>1</text:p>
          </table:table-cell>
          <table:table-cell office:value-type="float" office:value="0.69387755102040805" table:style-name="ce15">
            <text:p>0.6938775510</text:p>
          </table:table-cell>
          <table:table-cell office:value-type="float" office:value="0.99431968063591403" table:style-name="ce11">
            <text:p>0.994319681</text:p>
          </table:table-cell>
          <table:table-cell office:value-type="float" office:value="0.81736433633898697" table:style-name="ce11">
            <text:p>0.817364336</text:p>
          </table:table-cell>
          <table:table-cell table:number-columns-repeated="2" table:style-name="ce12"/>
          <table:table-cell table:number-columns-repeated="16374" table:style-name="ce1"/>
        </table:table-row>
        <table:table-row table:style-name="ro2">
          <table:table-cell/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82653061224489799" table:style-name="ce11">
            <text:p>0.826530612</text:p>
          </table:table-cell>
          <table:table-cell office:value-type="float" office:value="0.98580799465381697" table:style-name="ce11">
            <text:p>0.985807995</text:p>
          </table:table-cell>
          <table:table-cell office:value-type="float" office:value="0.89917025689964802" table:style-name="ce11">
            <text:p>0.899170257</text:p>
          </table:table-cell>
          <table:table-cell table:number-columns-repeated="2" table:style-name="ce12"/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45918367346938699" table:style-name="ce14">
            <text:p>0.459183673</text:p>
          </table:table-cell>
          <table:table-cell office:value-type="float" office:value="0.99491760899002801" table:style-name="ce16">
            <text:p>0.9949176090</text:p>
          </table:table-cell>
          <table:table-cell office:value-type="float" office:value="0.62836052482220595" table:style-name="ce14">
            <text:p>0.628360525</text:p>
          </table:table-cell>
          <table:table-cell office:value-type="float" office:value="0.78163170602028031" table:formula="of:=AVERAGE([.H16:.H18])" table:style-name="ce12">
            <text:p>0.7816317060</text:p>
          </table:table-cell>
          <table:table-cell office:value-type="float" office:value="1.9292093399084109E-2" table:formula="of:=VAR([.H16:.H18])" table:style-name="ce12">
            <text:p>0.0192920934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0.5" table:style-name="ce2">
            <text:p>0.5</text:p>
          </table:table-cell>
          <table:table-cell office:value-type="float" office:value="0.7" table:style-name="ce2">
            <text:p>0.7</text:p>
          </table:table-cell>
          <table:table-cell office:value-type="float" office:value="0.1" table:style-name="ce2">
            <text:p>0.1</text:p>
          </table:table-cell>
          <table:table-cell office:value-type="float" office:value="1" table:style-name="ce2">
            <text:p>1</text:p>
          </table:table-cell>
          <table:table-cell office:value-type="float" office:value="0.66326530612244805" table:style-name="ce11">
            <text:p>0.663265306</text:p>
          </table:table-cell>
          <table:table-cell office:value-type="float" office:value="0.97520355943231896" table:style-name="ce11">
            <text:p>0.975203559</text:p>
          </table:table-cell>
          <table:table-cell office:value-type="float" office:value="0.78954040687196403" table:style-name="ce11">
            <text:p>0.789540407</text:p>
          </table:table-cell>
          <table:table-cell table:number-columns-repeated="2" table:style-name="ce12"/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72448979591836704" table:style-name="ce11">
            <text:p>0.724489796</text:p>
          </table:table-cell>
          <table:table-cell office:value-type="float" office:value="0.99168176142658604" table:style-name="ce11">
            <text:p>0.991681761</text:p>
          </table:table-cell>
          <table:table-cell office:value-type="float" office:value="0.83728612547737502" table:style-name="ce11">
            <text:p>0.837286125</text:p>
          </table:table-cell>
          <table:table-cell table:number-columns-repeated="2" table:style-name="ce12"/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33673469387755101" table:style-name="ce14">
            <text:p>0.336734694</text:p>
          </table:table-cell>
          <table:table-cell office:value-type="float" office:value="0.99329968520830703" table:style-name="ce14">
            <text:p>0.993299685</text:p>
          </table:table-cell>
          <table:table-cell office:value-type="float" office:value="0.50296213494447595" table:style-name="ce14">
            <text:p>0.502962135</text:p>
          </table:table-cell>
          <table:table-cell office:value-type="float" office:value="0.70992955576460515" table:formula="of:=AVERAGE([.H19:.H21])" table:style-name="ce12">
            <text:p>0.7099295558</text:p>
          </table:table-cell>
          <table:table-cell office:value-type="float" office:value="3.2696548371988765E-2" table:formula="of:=VAR([.H19:.H21])" table:style-name="ce12">
            <text:p>0.0326965484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0.5" table:style-name="ce2">
            <text:p>0.5</text:p>
          </table:table-cell>
          <table:table-cell office:value-type="float" office:value="0.8" table:style-name="ce2">
            <text:p>0.8</text:p>
          </table:table-cell>
          <table:table-cell office:value-type="float" office:value="0.05" table:style-name="ce2">
            <text:p>0.05</text:p>
          </table:table-cell>
          <table:table-cell office:value-type="float" office:value="1" table:style-name="ce2">
            <text:p>1</text:p>
          </table:table-cell>
          <table:table-cell office:value-type="float" office:value="0.82653061224489799" table:style-name="ce11">
            <text:p>0.826530612</text:p>
          </table:table-cell>
          <table:table-cell office:value-type="float" office:value="0.96447602131438703" table:style-name="ce11">
            <text:p>0.964476021</text:p>
          </table:table-cell>
          <table:table-cell office:value-type="float" office:value="0.89019095904550805" table:style-name="ce15">
            <text:p>0.8901909590</text:p>
          </table:table-cell>
          <table:table-cell table:number-columns-repeated="2" table:style-name="ce12"/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73469387755102" table:style-name="ce11">
            <text:p>0.734693878</text:p>
          </table:table-cell>
          <table:table-cell office:value-type="float" office:value="0.98102456782090197" table:style-name="ce11">
            <text:p>0.981024568</text:p>
          </table:table-cell>
          <table:table-cell office:value-type="float" office:value="0.84017601565029798" table:style-name="ce11">
            <text:p>0.840176016</text:p>
          </table:table-cell>
          <table:table-cell table:number-columns-repeated="2" table:style-name="ce12"/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41836734693877498" table:style-name="ce14">
            <text:p>0.418367347</text:p>
          </table:table-cell>
          <table:table-cell office:value-type="float" office:value="0.99899759070045502" table:style-name="ce14">
            <text:p>0.998997591</text:p>
          </table:table-cell>
          <table:table-cell office:value-type="float" office:value="0.58975350740044996" table:style-name="ce14">
            <text:p>0.589753507</text:p>
          </table:table-cell>
          <table:table-cell office:value-type="float" office:value="0.77337349403208533" table:formula="of:=AVERAGE([.H22:.H24])" table:style-name="ce12">
            <text:p>0.7733734940</text:p>
          </table:table-cell>
          <table:table-cell office:value-type="float" office:value="2.5912598258657882E-2" table:formula="of:=VAR([.H22:.H24])" table:style-name="ce12">
            <text:p>0.0259125983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0.5" table:style-name="ce2">
            <text:p>0.5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1" table:style-name="ce2">
            <text:p>1</text:p>
          </table:table-cell>
          <table:table-cell office:value-type="float" office:value="0.71428571428571397" table:style-name="ce11">
            <text:p>0.714285714</text:p>
          </table:table-cell>
          <table:table-cell office:value-type="float" office:value="0.99667622179624704" table:style-name="ce11">
            <text:p>0.996676222</text:p>
          </table:table-cell>
          <table:table-cell office:value-type="float" office:value="0.83217700170182596" table:style-name="ce11">
            <text:p>0.832177002</text:p>
          </table:table-cell>
          <table:table-cell table:number-columns-repeated="2" table:style-name="ce12"/>
          <table:table-cell table:number-columns-repeated="16374"/>
        </table:table-row>
        <table:table-row table:style-name="ro3">
          <table:table-cell/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36734693877551" table:style-name="ce11">
            <text:p>0.367346939</text:p>
          </table:table-cell>
          <table:table-cell office:value-type="float" office:value="0.99497036737421496" table:style-name="ce11">
            <text:p>0.994970367</text:p>
          </table:table-cell>
          <table:table-cell office:value-type="float" office:value="0.53658471044497202" table:style-name="ce11">
            <text:p>0.53658471</text:p>
          </table:table-cell>
          <table:table-cell table:number-columns-repeated="2" table:style-name="ce12"/>
          <table:table-cell table:number-columns-repeated="16374"/>
        </table:table-row>
        <table:table-row table:style-name="ro3">
          <table:table-cell/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82653061224489799" table:style-name="ce14">
            <text:p>0.826530612</text:p>
          </table:table-cell>
          <table:table-cell office:value-type="float" office:value="0.92123173240947498" table:style-name="ce14">
            <text:p>0.921231732</text:p>
          </table:table-cell>
          <table:table-cell office:value-type="float" office:value="0.87131551968343401" table:style-name="ce14">
            <text:p>0.87131552</text:p>
          </table:table-cell>
          <table:table-cell office:value-type="float" office:value="0.74669241061007741" table:formula="of:=AVERAGE([.H25:.H27])" table:style-name="ce12">
            <text:p>0.7466924106</text:p>
          </table:table-cell>
          <table:table-cell office:value-type="float" office:value="3.3491890148951264E-2" table:formula="of:=VAR([.H25:.H27])" table:style-name="ce12">
            <text:p>0.0334918901</text:p>
          </table:table-cell>
          <table:table-cell table:number-columns-repeated="16374"/>
        </table:table-row>
        <table:table-row table:number-rows-repeated="1048549" table:style-name="ro1">
          <table:table-cell table:number-columns-repeated="16384"/>
        </table:table-row>
      </table:table>
      <table:table table:name="Depth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The op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Maximum depth</text:p>
          </table:table-cell>
          <table:table-cell office:value-type="string" table:style-name="ce2">
            <text:p>Crossover depth</text:p>
          </table:table-cell>
          <table:table-cell office:value-type="string" table:style-name="ce2">
            <text:p>Run</text:p>
          </table:table-cell>
          <table:table-cell office:value-type="string" table:style-name="ce2">
            <text:p>TPR</text:p>
          </table:table-cell>
          <table:table-cell office:value-type="string" table:style-name="ce2">
            <text:p>TNR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AVG</text:p>
          </table:table-cell>
          <table:table-cell table:number-columns-repeated="4" table:style-name="ce1"/>
          <table:table-cell office:value-type="string" table:style-name="ce2">
            <text:p>Depth</text:p>
          </table:table-cell>
          <table:table-cell office:value-type="string" table:style-name="ce2">
            <text:p>Harmonic Mean</text:p>
          </table:table-cell>
          <table:table-cell table:number-columns-repeated="3" table:style-name="ce1"/>
          <table:table-cell office:value-type="string" table:style-name="ce2">
            <text:p>Variation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77551020408163196" table:style-name="ce16">
            <text:p>0.7755102041</text:p>
          </table:table-cell>
          <table:table-cell office:value-type="float" office:value="0.95737122557726395" table:style-name="ce16">
            <text:p>0.9573712256</text:p>
          </table:table-cell>
          <table:table-cell office:value-type="float" office:value="0.85689781403618803" table:style-name="ce16">
            <text:p>0.8568978140</text:p>
          </table:table-cell>
          <table:table-cell table:number-columns-repeated="5" table:style-name="ce1"/>
          <table:table-cell office:value-type="string" table:style-name="ce2">
            <text:p>[10,5]</text:p>
          </table:table-cell>
          <table:table-cell office:value-type="float" office:value="0.86679404189581299" table:style-name="ce12">
            <text:p>0.8667940419</text:p>
          </table:table-cell>
          <table:table-cell office:value-type="float" office:value="0.86551645958126855" table:formula="of:=[.N4]-[.R4]" table:style-name="ce12">
            <text:p>0.8655164596</text:p>
          </table:table-cell>
          <table:table-cell office:value-type="float" office:value="0.86807162421035744" table:formula="of:=[.N4]+[.R4]" table:style-name="ce12">
            <text:p>0.8680716242</text:p>
          </table:table-cell>
          <table:table-cell office:value-type="float" office:value="0.86051645958126854" table:formula="of:=[.O4]-0.005" table:style-name="ce12">
            <text:p>0.8605164596</text:p>
          </table:table-cell>
          <table:table-cell office:value-type="float" office:value="1.27758231454444E-3" table:style-name="ce12">
            <text:p>0.0012775823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72448979591836704" table:style-name="ce16">
            <text:p>0.7244897959</text:p>
          </table:table-cell>
          <table:table-cell office:value-type="float" office:value="0.99099590243216096" table:style-name="ce16">
            <text:p>0.9909959024</text:p>
          </table:table-cell>
          <table:table-cell office:value-type="float" office:value="0.83704156764390703" table:style-name="ce16">
            <text:p>0.8370415676</text:p>
          </table:table-cell>
          <table:table-cell table:number-columns-repeated="5" table:style-name="ce1"/>
          <table:table-cell office:value-type="string" table:style-name="ce2">
            <text:p>[10,10]</text:p>
          </table:table-cell>
          <table:table-cell office:value-type="float" office:value="0.69823769490816501" table:style-name="ce12">
            <text:p>0.6982376949</text:p>
          </table:table-cell>
          <table:table-cell office:value-type="float" office:value="0.67894064949967448" table:formula="of:=[.N5]-[.R5]" table:style-name="ce12">
            <text:p>0.6789406495</text:p>
          </table:table-cell>
          <table:table-cell office:value-type="float" office:value="0.71753474031665554" table:formula="of:=[.N5]+[.R5]" table:style-name="ce12">
            <text:p>0.7175347403</text:p>
          </table:table-cell>
          <table:table-cell office:value-type="float" office:value="0.67394064949967447" table:formula="of:=[.O5]-0.005" table:style-name="ce12">
            <text:p>0.6739406495</text:p>
          </table:table-cell>
          <table:table-cell office:value-type="float" office:value="1.9297045408490501E-2" table:style-name="ce12">
            <text:p>0.0192970454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84693877551020402" table:style-name="ce16">
            <text:p>0.8469387755</text:p>
          </table:table-cell>
          <table:table-cell office:value-type="float" office:value="0.974939767511387" table:style-name="ce16">
            <text:p>0.9749397675</text:p>
          </table:table-cell>
          <table:table-cell office:value-type="float" office:value="0.90644274400734404" table:style-name="ce16">
            <text:p>0.9064427440</text:p>
          </table:table-cell>
          <table:table-cell office:value-type="float" office:value="0.86679404189581299" table:formula="of:=AVERAGE([.G4:.G6])" table:style-name="ce12">
            <text:p>0.8667940419</text:p>
          </table:table-cell>
          <table:table-cell office:value-type="float" office:value="1.2775823145444354E-3" table:formula="of:=VAR([.G4:.G6])" table:style-name="ce12">
            <text:p>0.0012775823</text:p>
          </table:table-cell>
          <table:table-cell table:number-columns-repeated="3" table:style-name="ce1"/>
          <table:table-cell office:value-type="string" table:style-name="ce2">
            <text:p>[10,15]</text:p>
          </table:table-cell>
          <table:table-cell office:value-type="float" office:value="0.77825489659325398" table:style-name="ce12">
            <text:p>0.7782548966</text:p>
          </table:table-cell>
          <table:table-cell office:value-type="float" office:value="0.7703142519153231" table:formula="of:=[.N6]-[.R6]" table:style-name="ce12">
            <text:p>0.7703142519</text:p>
          </table:table-cell>
          <table:table-cell office:value-type="float" office:value="0.78619554127118485" table:formula="of:=[.N6]+[.R6]" table:style-name="ce12">
            <text:p>0.7861955413</text:p>
          </table:table-cell>
          <table:table-cell office:value-type="float" office:value="0.7653142519153231" table:formula="of:=[.O6]-0.005" table:style-name="ce12">
            <text:p>0.7653142519</text:p>
          </table:table-cell>
          <table:table-cell office:value-type="float" office:value="7.9406446779308505E-3" table:style-name="ce12">
            <text:p>0.007940644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52040816326530603" table:style-name="ce16">
            <text:p>0.5204081633</text:p>
          </table:table-cell>
          <table:table-cell office:value-type="float" office:value="0.99386244130629697" table:style-name="ce16">
            <text:p>0.9938624413</text:p>
          </table:table-cell>
          <table:table-cell office:value-type="float" office:value="0.68311981498829399" table:style-name="ce16">
            <text:p>0.6831198150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20,5]</text:p>
          </table:table-cell>
          <table:table-cell office:value-type="float" office:value="0.84284096266254405" table:style-name="ce12">
            <text:p>0.8428409627</text:p>
          </table:table-cell>
          <table:table-cell office:value-type="float" office:value="0.83888484513724459" table:formula="of:=[.N7]-[.R7]" table:style-name="ce12">
            <text:p>0.8388848451</text:p>
          </table:table-cell>
          <table:table-cell office:value-type="float" office:value="0.8467970801878435" table:formula="of:=[.N7]+[.R7]" table:style-name="ce12">
            <text:p>0.8467970802</text:p>
          </table:table-cell>
          <table:table-cell office:value-type="float" office:value="0.83388484513724459" table:formula="of:=[.O7]-0.005" table:style-name="ce12">
            <text:p>0.8338848451</text:p>
          </table:table-cell>
          <table:table-cell office:value-type="float" office:value="3.95611752529949E-3" table:style-name="ce12">
            <text:p>0.0039561175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73469387755102" table:style-name="ce16">
            <text:p>0.7346938776</text:p>
          </table:table-cell>
          <table:table-cell office:value-type="float" office:value="0.99176969206689702" table:style-name="ce16">
            <text:p>0.9917696921</text:p>
          </table:table-cell>
          <table:table-cell office:value-type="float" office:value="0.84409208919880796" table:style-name="ce16">
            <text:p>0.8440920892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20,10]</text:p>
          </table:table-cell>
          <table:table-cell office:value-type="float" office:value="0.80720176672034205" table:style-name="ce12">
            <text:p>0.8072017667</text:p>
          </table:table-cell>
          <table:table-cell office:value-type="float" office:value="0.80310128967259176" table:formula="of:=[.N8]-[.R8]" table:style-name="ce12">
            <text:p>0.8031012897</text:p>
          </table:table-cell>
          <table:table-cell office:value-type="float" office:value="0.81130224376809235" table:formula="of:=[.N8]+[.R8]" table:style-name="ce12">
            <text:p>0.8113022438</text:p>
          </table:table-cell>
          <table:table-cell office:value-type="float" office:value="0.79810128967259175" table:formula="of:=[.O8]-0.005" table:style-name="ce12">
            <text:p>0.7981012897</text:p>
          </table:table-cell>
          <table:table-cell office:value-type="float" office:value="4.1004770477503297E-3" table:style-name="ce12">
            <text:p>0.0041004770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397959183673469" table:style-name="ce16">
            <text:p>0.3979591837</text:p>
          </table:table-cell>
          <table:table-cell office:value-type="float" office:value="0.98872729191213904" table:style-name="ce16">
            <text:p>0.9887272919</text:p>
          </table:table-cell>
          <table:table-cell office:value-type="float" office:value="0.56750118053739296" table:style-name="ce16">
            <text:p>0.5675011805</text:p>
          </table:table-cell>
          <table:table-cell office:value-type="float" office:value="0.69823769490816501" table:formula="of:=AVERAGE([.G7:.G9])" table:style-name="ce12">
            <text:p>0.6982376949</text:p>
          </table:table-cell>
          <table:table-cell office:value-type="float" office:value="1.9297045408490421E-2" table:formula="of:=VAR([.G7:.G9])" table:style-name="ce12">
            <text:p>0.0192970454</text:p>
          </table:table-cell>
          <table:table-cell table:number-columns-repeated="3" table:style-name="ce1"/>
          <table:table-cell office:value-type="string" table:style-name="ce2">
            <text:p>[20,15]</text:p>
          </table:table-cell>
          <table:table-cell office:value-type="float" office:value="0.76526526269871398" table:style-name="ce12">
            <text:p>0.7652652627</text:p>
          </table:table-cell>
          <table:table-cell office:value-type="float" office:value="0.72544739158033433" table:formula="of:=[.N9]-[.R9]" table:style-name="ce12">
            <text:p>0.7254473916</text:p>
          </table:table-cell>
          <table:table-cell office:value-type="float" office:value="0.80508313381709362" table:formula="of:=[.N9]+[.R9]" table:style-name="ce12">
            <text:p>0.8050831338</text:p>
          </table:table-cell>
          <table:table-cell office:value-type="float" office:value="0.72044739158033433" table:formula="of:=[.O9]-0.005" table:style-name="ce12">
            <text:p>0.7204473916</text:p>
          </table:table-cell>
          <table:table-cell office:value-type="float" office:value="3.98178711183797E-2" table:style-name="ce12">
            <text:p>0.0398178711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.58163265306122403" table:style-name="ce16">
            <text:p>0.5816326531</text:p>
          </table:table-cell>
          <table:table-cell office:value-type="float" office:value="0.97203805638112595" table:style-name="ce16">
            <text:p>0.9720380564</text:p>
          </table:table-cell>
          <table:table-cell office:value-type="float" office:value="0.72778494203878596" table:style-name="ce16">
            <text:p>0.7277849420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30,5]</text:p>
          </table:table-cell>
          <table:table-cell office:value-type="float" office:value="0.73694386007547696" table:style-name="ce12">
            <text:p>0.7369438601</text:p>
          </table:table-cell>
          <table:table-cell office:value-type="float" office:value="0.70045918248009087" table:formula="of:=[.N10]-[.R10]" table:style-name="ce12">
            <text:p>0.7004591825</text:p>
          </table:table-cell>
          <table:table-cell office:value-type="float" office:value="0.77342853767086306" table:formula="of:=[.N10]+[.R10]" table:style-name="ce12">
            <text:p>0.7734285377</text:p>
          </table:table-cell>
          <table:table-cell office:value-type="float" office:value="0.69545918248009087" table:formula="of:=[.O10]-0.005" table:style-name="ce12">
            <text:p>0.6954591825</text:p>
          </table:table-cell>
          <table:table-cell office:value-type="float" office:value="3.6484677595386102E-2" table:style-name="ce12">
            <text:p>0.0364846776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80612244897959096" table:style-name="ce16">
            <text:p>0.8061224490</text:p>
          </table:table-cell>
          <table:table-cell office:value-type="float" office:value="0.97156323092344699" table:style-name="ce16">
            <text:p>0.9715632309</text:p>
          </table:table-cell>
          <table:table-cell office:value-type="float" office:value="0.88114444516789003" table:style-name="ce16">
            <text:p>0.8811444452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30,10]</text:p>
          </table:table-cell>
          <table:table-cell office:value-type="float" office:value="0.84476855170292298" table:style-name="ce12">
            <text:p>0.8447685517</text:p>
          </table:table-cell>
          <table:table-cell office:value-type="float" office:value="0.84383655839330163" table:formula="of:=[.N11]-[.R11]" table:style-name="ce12">
            <text:p>0.8438365584</text:p>
          </table:table-cell>
          <table:table-cell office:value-type="float" office:value="0.84570054501254432" table:formula="of:=[.N11]+[.R11]" table:style-name="ce12">
            <text:p>0.8457005450</text:p>
          </table:table-cell>
          <table:table-cell office:value-type="float" office:value="0.83883655839330162" table:formula="of:=[.O11]-0.005" table:style-name="ce12">
            <text:p>0.8388365584</text:p>
          </table:table-cell>
          <table:table-cell office:value-type="float" office:value="9.3199330962135004E-4" table:style-name="ce12">
            <text:p>0.0009319933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57142857142857095" table:style-name="ce16">
            <text:p>0.5714285714</text:p>
          </table:table-cell>
          <table:table-cell office:value-type="float" office:value="0.99458347255684698" table:style-name="ce16">
            <text:p>0.9945834726</text:p>
          </table:table-cell>
          <table:table-cell office:value-type="float" office:value="0.72583530257308604" table:style-name="ce16">
            <text:p>0.7258353026</text:p>
          </table:table-cell>
          <table:table-cell office:value-type="float" office:value="0.77825489659325398" table:formula="of:=AVERAGE([.G10:.G12])" table:style-name="ce12">
            <text:p>0.7782548966</text:p>
          </table:table-cell>
          <table:table-cell office:value-type="float" office:value="7.9406446779308436E-3" table:formula="of:=VAR([.G10:.G12])" table:style-name="ce12">
            <text:p>0.0079406447</text:p>
          </table:table-cell>
          <table:table-cell table:number-columns-repeated="3" table:style-name="ce1"/>
          <table:table-cell office:value-type="string" table:style-name="ce2">
            <text:p>[30,15]</text:p>
          </table:table-cell>
          <table:table-cell office:value-type="float" office:value="0.80174517168973602" table:style-name="ce12">
            <text:p>0.8017451717</text:p>
          </table:table-cell>
          <table:table-cell office:value-type="float" office:value="0.7974926783857732" table:formula="of:=[.N12]-[.R12]" table:style-name="ce12">
            <text:p>0.7974926784</text:p>
          </table:table-cell>
          <table:table-cell office:value-type="float" office:value="0.80599766499369885" table:formula="of:=[.N12]+[.R12]" table:style-name="ce12">
            <text:p>0.8059976650</text:p>
          </table:table-cell>
          <table:table-cell office:value-type="float" office:value="0.7924926783857732" table:formula="of:=[.O12]-0.005" table:style-name="ce12">
            <text:p>0.7924926784</text:p>
          </table:table-cell>
          <table:table-cell office:value-type="float" office:value="4.2524933039628102E-3" table:style-name="ce12">
            <text:p>0.0042524933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81632653061224403" table:style-name="ce16">
            <text:p>0.8163265306</text:p>
          </table:table-cell>
          <table:table-cell office:value-type="float" office:value="0.95770536201044598" table:style-name="ce16">
            <text:p>0.9577053620</text:p>
          </table:table-cell>
          <table:table-cell office:value-type="float" office:value="0.88138245853397201" table:style-name="ce16">
            <text:p>0.8813824585</text:p>
          </table:table-cell>
          <table:table-cell table:number-columns-repeated="2" table:style-name="ce12"/>
          <table:table-cell table:number-columns-repeated="3" table:style-name="ce1"/>
          <table:table-cell table:style-name="ce1">
            <draw:frame draw:z-index="1" draw:id="id1" draw:style-name="a1" draw:name="Chart 2" svg:x="0.15625in" svg:y="0.17722in" svg:width="6.24958in" svg:height="3.86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2"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0.78571428571428503" table:style-name="ce16">
            <text:p>0.7857142857</text:p>
          </table:table-cell>
          <table:table-cell office:value-type="float" office:value="0.99198072560364303" table:style-name="ce16">
            <text:p>0.9919807256</text:p>
          </table:table-cell>
          <table:table-cell office:value-type="float" office:value="0.87688092985328403" table:style-name="ce16">
            <text:p>0.8768809299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0.63265306122448906" table:style-name="ce16">
            <text:p>0.6326530612</text:p>
          </table:table-cell>
          <table:table-cell office:value-type="float" office:value="0.98436593215271795" table:style-name="ce16">
            <text:p>0.9843659322</text:p>
          </table:table-cell>
          <table:table-cell office:value-type="float" office:value="0.77025949960037499" table:style-name="ce16">
            <text:p>0.7702594996</text:p>
          </table:table-cell>
          <table:table-cell office:value-type="float" office:value="0.84284096266254371" table:formula="of:=AVERAGE([.G13:.G15])" table:style-name="ce12">
            <text:p>0.8428409627</text:p>
          </table:table-cell>
          <table:table-cell office:value-type="float" office:value="3.956117525299483E-3" table:formula="of:=VAR([.G13:.G15])" table:style-name="ce12">
            <text:p>0.0039561175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765306122448979" table:style-name="ce16">
            <text:p>0.7653061224</text:p>
          </table:table-cell>
          <table:table-cell office:value-type="float" office:value="0.97026185744684501" table:style-name="ce16">
            <text:p>0.9702618574</text:p>
          </table:table-cell>
          <table:table-cell office:value-type="float" office:value="0.855682230237228" table:style-name="ce16">
            <text:p>0.8556822302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1428571428571397" table:style-name="ce16">
            <text:p>0.7142857143</text:p>
          </table:table-cell>
          <table:table-cell office:value-type="float" office:value="0.994196577739479" table:style-name="ce16">
            <text:p>0.9941965777</text:p>
          </table:table-cell>
          <table:table-cell office:value-type="float" office:value="0.83131141128688302" table:style-name="ce16">
            <text:p>0.8313114113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58163265306122403" table:style-name="ce16">
            <text:p>0.5816326531</text:p>
          </table:table-cell>
          <table:table-cell office:value-type="float" office:value="0.99678173856462005" table:style-name="ce16">
            <text:p>0.9967817386</text:p>
          </table:table-cell>
          <table:table-cell office:value-type="float" office:value="0.73461165863691502" table:style-name="ce16">
            <text:p>0.7346116586</text:p>
          </table:table-cell>
          <table:table-cell office:value-type="float" office:value="0.80720176672034194" table:formula="of:=AVERAGE([.G16:.G18])" table:style-name="ce12">
            <text:p>0.8072017667</text:p>
          </table:table-cell>
          <table:table-cell office:value-type="float" office:value="4.1004770477503331E-3" table:formula="of:=VAR([.G16:.G18])" table:style-name="ce12">
            <text:p>0.004100477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.36734693877551" table:style-name="ce16">
            <text:p>0.3673469388</text:p>
          </table:table-cell>
          <table:table-cell office:value-type="float" office:value="0.98932522026625402" table:style-name="ce16">
            <text:p>0.9893252203</text:p>
          </table:table-cell>
          <table:table-cell office:value-type="float" office:value="0.535760373198648" table:style-name="ce16">
            <text:p>0.5357603732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1632653061224403" table:style-name="ce16">
            <text:p>0.8163265306</text:p>
          </table:table-cell>
          <table:table-cell office:value-type="float" office:value="0.997151047253926" table:style-name="ce16">
            <text:p>0.9971510473</text:p>
          </table:table-cell>
          <table:table-cell office:value-type="float" office:value="0.89772364967308604" table:style-name="ce16">
            <text:p>0.8977236497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65306122448979" table:style-name="ce16">
            <text:p>0.7653061224</text:p>
          </table:table-cell>
          <table:table-cell office:value-type="float" office:value="0.98747867681972401" table:style-name="ce16">
            <text:p>0.9874786768</text:p>
          </table:table-cell>
          <table:table-cell office:value-type="float" office:value="0.862311765224407" table:style-name="ce16">
            <text:p>0.8623117652</text:p>
          </table:table-cell>
          <table:table-cell office:value-type="float" office:value="0.76526526269871376" table:formula="of:=AVERAGE([.G19:.G21])" table:style-name="ce12">
            <text:p>0.7652652627</text:p>
          </table:table-cell>
          <table:table-cell office:value-type="float" office:value="3.9817871118379533E-2" table:formula="of:=VAR([.G19:.G21])" table:style-name="ce12">
            <text:p>0.039817871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86734693877550995" table:style-name="ce16">
            <text:p>0.8673469388</text:p>
          </table:table-cell>
          <table:table-cell office:value-type="float" office:value="0.97444735592564502" table:style-name="ce16">
            <text:p>0.9744473559</text:p>
          </table:table-cell>
          <table:table-cell office:value-type="float" office:value="0.91778320042753203" table:style-name="ce16">
            <text:p>0.9177832004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1224489795918302" table:style-name="ce16">
            <text:p>0.6122448980</text:p>
          </table:table-cell>
          <table:table-cell office:value-type="float" office:value="0.98754902133197298" table:style-name="ce16">
            <text:p>0.9875490213</text:p>
          </table:table-cell>
          <table:table-cell office:value-type="float" office:value="0.75587466923612701" table:style-name="ce16">
            <text:p>0.7558746692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36734693877551" table:style-name="ce16">
            <text:p>0.3673469388</text:p>
          </table:table-cell>
          <table:table-cell office:value-type="float" office:value="0.99903276295657895" table:style-name="ce16">
            <text:p>0.9990327630</text:p>
          </table:table-cell>
          <table:table-cell office:value-type="float" office:value="0.53717371056277097" table:style-name="ce16">
            <text:p>0.5371737106</text:p>
          </table:table-cell>
          <table:table-cell office:value-type="float" office:value="0.73694386007547674" table:formula="of:=AVERAGE([.G22:.G24])" table:style-name="ce12">
            <text:p>0.7369438601</text:p>
          </table:table-cell>
          <table:table-cell office:value-type="float" office:value="3.6484677595385984E-2" table:formula="of:=VAR([.G22:.G24])" table:style-name="ce12">
            <text:p>0.036484677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75510204081632604" table:style-name="ce16">
            <text:p>0.7551020408</text:p>
          </table:table-cell>
          <table:table-cell office:value-type="float" office:value="0.97458804495014295" table:style-name="ce16">
            <text:p>0.9745880450</text:p>
          </table:table-cell>
          <table:table-cell office:value-type="float" office:value="0.85091939620032497" table:style-name="ce16">
            <text:p>0.8509193962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9387755102040805" table:style-name="ce16">
            <text:p>0.6938775510</text:p>
          </table:table-cell>
          <table:table-cell office:value-type="float" office:value="0.97752492833652804" table:style-name="ce16">
            <text:p>0.9775249283</text:p>
          </table:table-cell>
          <table:table-cell office:value-type="float" office:value="0.811632879229084" table:style-name="ce16">
            <text:p>0.8116328792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7551020408163196" table:style-name="ce16">
            <text:p>0.7755102041</text:p>
          </table:table-cell>
          <table:table-cell office:value-type="float" office:value="0.99526933155127195" table:style-name="ce16">
            <text:p>0.9952693316</text:p>
          </table:table-cell>
          <table:table-cell office:value-type="float" office:value="0.87175337967936095" table:style-name="ce16">
            <text:p>0.8717533797</text:p>
          </table:table-cell>
          <table:table-cell office:value-type="float" office:value="0.8447685517029232" table:formula="of:=AVERAGE([.G25:.G27])" table:style-name="ce12">
            <text:p>0.8447685517</text:p>
          </table:table-cell>
          <table:table-cell office:value-type="float" office:value="9.3199330962135004E-4" table:formula="of:=VAR([.G25:.G27])" table:style-name="ce12">
            <text:p>0.0009319933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.67346938775510201" table:style-name="ce16">
            <text:p>0.6734693878</text:p>
          </table:table-cell>
          <table:table-cell office:value-type="float" office:value="0.99417899161141599" table:style-name="ce16">
            <text:p>0.9941789916</text:p>
          </table:table-cell>
          <table:table-cell office:value-type="float" office:value="0.80298595925103" table:style-name="ce16">
            <text:p>0.8029859593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7551020408163196" table:style-name="ce16">
            <text:p>0.7755102041</text:p>
          </table:table-cell>
          <table:table-cell office:value-type="float" office:value="0.98123560135764898" table:style-name="ce16">
            <text:p>0.9812356014</text:p>
          </table:table-cell>
          <table:table-cell office:value-type="float" office:value="0.86632706804243997" table:style-name="ce16">
            <text:p>0.8663270680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59183673469387699" table:style-name="ce16">
            <text:p>0.5918367347</text:p>
          </table:table-cell>
          <table:table-cell office:value-type="float" office:value="0.97274150150361305" table:style-name="ce16">
            <text:p>0.9727415015</text:p>
          </table:table-cell>
          <table:table-cell office:value-type="float" office:value="0.73592248777573899" table:style-name="ce16">
            <text:p>0.7359224878</text:p>
          </table:table-cell>
          <table:table-cell office:value-type="float" office:value="0.80174517168973625" table:formula="of:=AVERAGE([.G28:.G30])" table:style-name="ce12">
            <text:p>0.8017451717</text:p>
          </table:table-cell>
          <table:table-cell office:value-type="float" office:value="4.2524933039628111E-3" table:formula="of:=VAR([.G28:.G30])" table:style-name="ce12">
            <text:p>0.0042524933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Rates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Mutation rate</text:p>
          </table:table-cell>
          <table:table-cell office:value-type="string" table:style-name="ce2">
            <text:p>Crossover rate</text:p>
          </table:table-cell>
          <table:table-cell office:value-type="string" table:style-name="ce2">
            <text:p>Run</text:p>
          </table:table-cell>
          <table:table-cell office:value-type="string" table:style-name="ce2">
            <text:p>TPR</text:p>
          </table:table-cell>
          <table:table-cell office:value-type="string" table:style-name="ce2">
            <text:p>TNR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AVG</text:p>
          </table:table-cell>
          <table:table-cell table:number-columns-repeated="4" table:style-name="ce1"/>
          <table:table-cell office:value-type="string" table:style-name="ce2">
            <text:p>Rates</text:p>
          </table:table-cell>
          <table:table-cell office:value-type="string" table:style-name="ce2">
            <text:p>Harmonic Mean</text:p>
          </table:table-cell>
          <table:table-cell table:number-columns-repeated="3" table:style-name="ce1"/>
          <table:table-cell office:value-type="string" table:style-name="ce2">
            <text:p>Variation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1" table:style-name="ce2">
            <text:p>1</text:p>
          </table:table-cell>
          <table:table-cell office:value-type="float" office:value="0.87755102040816302" table:style-name="ce16">
            <text:p>0.8775510204</text:p>
          </table:table-cell>
          <table:table-cell office:value-type="float" office:value="0.932152717936092" table:style-name="ce16">
            <text:p>0.9321527179</text:p>
          </table:table-cell>
          <table:table-cell office:value-type="float" office:value="0.904028158276868" table:style-name="ce16">
            <text:p>0.9040281583</text:p>
          </table:table-cell>
          <table:table-cell table:number-columns-repeated="5" table:style-name="ce1"/>
          <table:table-cell office:value-type="string" table:style-name="ce2">
            <text:p>[0, 0.5]</text:p>
          </table:table-cell>
          <table:table-cell office:value-type="float" office:value="0.86623248872592995" table:style-name="ce12">
            <text:p>0.8662324887</text:p>
          </table:table-cell>
          <table:table-cell office:value-type="float" office:value="0.86383281957417479" table:formula="of:=[.N4]-[.R4]" table:style-name="ce12">
            <text:p>0.8638328196</text:p>
          </table:table-cell>
          <table:table-cell office:value-type="float" office:value="0.86863215787768511" table:formula="of:=[.N4]+[.R4]" table:style-name="ce12">
            <text:p>0.8686321579</text:p>
          </table:table-cell>
          <table:table-cell office:value-type="float" office:value="0.85883281957417479" table:formula="of:=[.O4]-0.005" table:style-name="ce12">
            <text:p>0.8588328196</text:p>
          </table:table-cell>
          <table:table-cell office:value-type="float" office:value="2.3996691517551702E-3" table:style-name="ce12">
            <text:p>0.0023996692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8367346938775497" table:style-name="ce16">
            <text:p>0.6836734694</text:p>
          </table:table-cell>
          <table:table-cell office:value-type="float" office:value="0.99627174085081605" table:style-name="ce16">
            <text:p>0.9962717409</text:p>
          </table:table-cell>
          <table:table-cell office:value-type="float" office:value="0.81088901396222102" table:style-name="ce16">
            <text:p>0.8108890140</text:p>
          </table:table-cell>
          <table:table-cell table:number-columns-repeated="5" table:style-name="ce1"/>
          <table:table-cell office:value-type="string" table:style-name="ce2">
            <text:p>[0, 0.7]</text:p>
          </table:table-cell>
          <table:table-cell office:value-type="float" office:value="0.85937819774693902" table:style-name="ce12">
            <text:p>0.8593781977</text:p>
          </table:table-cell>
          <table:table-cell office:value-type="float" office:value="0.85892835545103119" table:formula="of:=[.N5]-[.R5]" table:style-name="ce12">
            <text:p>0.8589283555</text:p>
          </table:table-cell>
          <table:table-cell office:value-type="float" office:value="0.85982804004284685" table:formula="of:=[.N5]+[.R5]" table:style-name="ce12">
            <text:p>0.8598280400</text:p>
          </table:table-cell>
          <table:table-cell office:value-type="float" office:value="0.85392835545103118" table:formula="of:=[.O5]-0.005" table:style-name="ce12">
            <text:p>0.8539283555</text:p>
          </table:table-cell>
          <table:table-cell office:value-type="float" office:value="4.4984229590784997E-4" table:style-name="ce12">
            <text:p>0.0004498423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1632653061224403" table:style-name="ce16">
            <text:p>0.8163265306</text:p>
          </table:table-cell>
          <table:table-cell office:value-type="float" office:value="0.96338568137453096" table:style-name="ce16">
            <text:p>0.9633856814</text:p>
          </table:table-cell>
          <table:table-cell office:value-type="float" office:value="0.88378029393870094" table:style-name="ce16">
            <text:p>0.8837802939</text:p>
          </table:table-cell>
          <table:table-cell office:value-type="float" office:value="0.86623248872593006" table:formula="of:=AVERAGE([.G4:.G6])" table:style-name="ce12">
            <text:p>0.8662324887</text:p>
          </table:table-cell>
          <table:table-cell office:value-type="float" office:value="2.3996691517551732E-3" table:formula="of:=VAR([.G4:.G6])" table:style-name="ce12">
            <text:p>0.0023996692</text:p>
          </table:table-cell>
          <table:table-cell table:number-columns-repeated="3" table:style-name="ce1"/>
          <table:table-cell office:value-type="string" table:style-name="ce2">
            <text:p>[0, 0.9]</text:p>
          </table:table-cell>
          <table:table-cell office:value-type="float" office:value="0.82061301770222495" table:style-name="ce12">
            <text:p>0.8206130177</text:p>
          </table:table-cell>
          <table:table-cell office:value-type="float" office:value="0.81844697340466543" table:formula="of:=[.N6]-[.R6]" table:style-name="ce12">
            <text:p>0.8184469734</text:p>
          </table:table-cell>
          <table:table-cell office:value-type="float" office:value="0.82277906199978446" table:formula="of:=[.N6]+[.R6]" table:style-name="ce12">
            <text:p>0.8227790620</text:p>
          </table:table-cell>
          <table:table-cell office:value-type="float" office:value="0.81344697340466543" table:formula="of:=[.O6]-0.005" table:style-name="ce12">
            <text:p>0.8134469734</text:p>
          </table:table-cell>
          <table:table-cell office:value-type="float" office:value="2.1660442975595202E-3" table:style-name="ce12">
            <text:p>0.0021660443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0" table:style-name="ce2">
            <text:p>0</text:p>
          </table:table-cell>
          <table:table-cell office:value-type="float" office:value="0.7" table:style-name="ce2">
            <text:p>0.7</text:p>
          </table:table-cell>
          <table:table-cell office:value-type="float" office:value="1" table:style-name="ce2">
            <text:p>1</text:p>
          </table:table-cell>
          <table:table-cell office:value-type="float" office:value="0.72448979591836704" table:style-name="ce16">
            <text:p>0.7244897959</text:p>
          </table:table-cell>
          <table:table-cell office:value-type="float" office:value="0.98672247331304996" table:style-name="ce16">
            <text:p>0.9867224733</text:p>
          </table:table-cell>
          <table:table-cell office:value-type="float" office:value="0.83551336812202603" table:style-name="ce16">
            <text:p>0.8355133681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0.25, 0.5]</text:p>
          </table:table-cell>
          <table:table-cell office:value-type="float" office:value="0.88798757950376095" table:style-name="ce12">
            <text:p>0.8879875795</text:p>
          </table:table-cell>
          <table:table-cell office:value-type="float" office:value="0.88792977843894949" table:formula="of:=[.N7]-[.R7]" table:style-name="ce12">
            <text:p>0.8879297784</text:p>
          </table:table-cell>
          <table:table-cell office:value-type="float" office:value="0.88804538056857241" table:formula="of:=[.N7]+[.R7]" table:style-name="ce12">
            <text:p>0.8880453806</text:p>
          </table:table-cell>
          <table:table-cell office:value-type="float" office:value="0.88292977843894949" table:formula="of:=[.O7]-0.005" table:style-name="ce12">
            <text:p>0.8829297784</text:p>
          </table:table-cell>
          <table:table-cell office:value-type="float" office:value="5.7801064811421899E-5" table:style-name="ce12">
            <text:p>0.0000578011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8571428571428503" table:style-name="ce16">
            <text:p>0.7857142857</text:p>
          </table:table-cell>
          <table:table-cell office:value-type="float" office:value="0.96591808381548605" table:style-name="ce16">
            <text:p>0.9659180838</text:p>
          </table:table-cell>
          <table:table-cell office:value-type="float" office:value="0.86654671435117803" table:style-name="ce16">
            <text:p>0.8665467144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0.25, 0.7]</text:p>
          </table:table-cell>
          <table:table-cell office:value-type="float" office:value="0.80968088463311605" table:style-name="ce12">
            <text:p>0.8096808846</text:p>
          </table:table-cell>
          <table:table-cell office:value-type="float" office:value="0.80856772603169147" table:formula="of:=[.N8]-[.R8]" table:style-name="ce12">
            <text:p>0.8085677260</text:p>
          </table:table-cell>
          <table:table-cell office:value-type="float" office:value="0.81079404323454063" table:formula="of:=[.N8]+[.R8]" table:style-name="ce12">
            <text:p>0.8107940432</text:p>
          </table:table-cell>
          <table:table-cell office:value-type="float" office:value="0.80356772603169146" table:formula="of:=[.O8]-0.005" table:style-name="ce12">
            <text:p>0.8035677260</text:p>
          </table:table-cell>
          <table:table-cell office:value-type="float" office:value="1.1131586014246199E-3" table:style-name="ce12">
            <text:p>0.0011131586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9591836734693799" table:style-name="ce16">
            <text:p>0.7959183673</text:p>
          </table:table-cell>
          <table:table-cell office:value-type="float" office:value="0.97418356400471295" table:style-name="ce16">
            <text:p>0.9741835640</text:p>
          </table:table-cell>
          <table:table-cell office:value-type="float" office:value="0.876074510767613" table:style-name="ce16">
            <text:p>0.8760745108</text:p>
          </table:table-cell>
          <table:table-cell office:value-type="float" office:value="0.85937819774693913" table:formula="of:=AVERAGE([.G7:.G9])" table:style-name="ce12">
            <text:p>0.8593781977</text:p>
          </table:table-cell>
          <table:table-cell office:value-type="float" office:value="4.4984229590785117E-4" table:formula="of:=VAR([.G7:.G9])" table:style-name="ce12">
            <text:p>0.0004498423</text:p>
          </table:table-cell>
          <table:table-cell table:number-columns-repeated="3" table:style-name="ce1"/>
          <table:table-cell office:value-type="string" table:style-name="ce2">
            <text:p>[0.25, 0.9]</text:p>
          </table:table-cell>
          <table:table-cell office:value-type="float" office:value="0.79852986792522396" table:style-name="ce12">
            <text:p>0.7985298679</text:p>
          </table:table-cell>
          <table:table-cell office:value-type="float" office:value="0.79801411791236299" table:formula="of:=[.N9]-[.R9]" table:style-name="ce12">
            <text:p>0.7980141179</text:p>
          </table:table-cell>
          <table:table-cell office:value-type="float" office:value="0.79904561793808493" table:formula="of:=[.N9]+[.R9]" table:style-name="ce12">
            <text:p>0.7990456179</text:p>
          </table:table-cell>
          <table:table-cell office:value-type="float" office:value="0.79301411791236298" table:formula="of:=[.O9]-0.005" table:style-name="ce12">
            <text:p>0.7930141179</text:p>
          </table:table-cell>
          <table:table-cell office:value-type="float" office:value="5.1575001286098695E-4" table:style-name="ce12">
            <text:p>0.0005157500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0" table:style-name="ce2">
            <text:p>0</text:p>
          </table:table-cell>
          <table:table-cell office:value-type="float" office:value="0.9" table:style-name="ce2">
            <text:p>0.9</text:p>
          </table:table-cell>
          <table:table-cell office:value-type="float" office:value="1" table:style-name="ce2">
            <text:p>1</text:p>
          </table:table-cell>
          <table:table-cell office:value-type="float" office:value="0.67346938775510201" table:style-name="ce16">
            <text:p>0.6734693878</text:p>
          </table:table-cell>
          <table:table-cell office:value-type="float" office:value="0.99416140548335397" table:style-name="ce16">
            <text:p>0.9941614055</text:p>
          </table:table-cell>
          <table:table-cell office:value-type="float" office:value="0.80298022295500804" table:style-name="ce16">
            <text:p>0.8029802230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0.5, 0.5]</text:p>
          </table:table-cell>
          <table:table-cell office:value-type="float" office:value="0.83562798144066297" table:style-name="ce12">
            <text:p>0.8356279814</text:p>
          </table:table-cell>
          <table:table-cell office:value-type="float" office:value="0.83244216771517165" table:formula="of:=[.N10]-[.R10]" table:style-name="ce12">
            <text:p>0.8324421677</text:p>
          </table:table-cell>
          <table:table-cell office:value-type="float" office:value="0.83881379516615429" table:formula="of:=[.N10]+[.R10]" table:style-name="ce12">
            <text:p>0.8388137952</text:p>
          </table:table-cell>
          <table:table-cell office:value-type="float" office:value="0.82744216771517165" table:formula="of:=[.O10]-0.005" table:style-name="ce12">
            <text:p>0.8274421677</text:p>
          </table:table-cell>
          <table:table-cell office:value-type="float" office:value="3.18581372549126E-3" table:style-name="ce12">
            <text:p>0.0031858137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8571428571428503" table:style-name="ce16">
            <text:p>0.7857142857</text:p>
          </table:table-cell>
          <table:table-cell office:value-type="float" office:value="0.98309973093224001" table:style-name="ce16">
            <text:p>0.9830997309</text:p>
          </table:table-cell>
          <table:table-cell office:value-type="float" office:value="0.87339369272953105" table:style-name="ce16">
            <text:p>0.8733936927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0.5, 0.7]</text:p>
          </table:table-cell>
          <table:table-cell office:value-type="float" office:value="0.80976979857855902" table:style-name="ce12">
            <text:p>0.8097697986</text:p>
          </table:table-cell>
          <table:table-cell office:value-type="float" office:value="0.79559761539137275" table:formula="of:=[.N11]-[.R11]" table:style-name="ce12">
            <text:p>0.7955976154</text:p>
          </table:table-cell>
          <table:table-cell office:value-type="float" office:value="0.82394198176574529" table:formula="of:=[.N11]+[.R11]" table:style-name="ce12">
            <text:p>0.8239419818</text:p>
          </table:table-cell>
          <table:table-cell office:value-type="float" office:value="0.79059761539137274" table:formula="of:=[.O11]-0.005" table:style-name="ce12">
            <text:p>0.7905976154</text:p>
          </table:table-cell>
          <table:table-cell office:value-type="float" office:value="1.4172183187186301E-2" table:style-name="ce12">
            <text:p>0.0141721832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65306122448979498" table:style-name="ce16">
            <text:p>0.6530612245</text:p>
          </table:table-cell>
          <table:table-cell office:value-type="float" office:value="0.98521006629970198" table:style-name="ce16">
            <text:p>0.9852100663</text:p>
          </table:table-cell>
          <table:table-cell office:value-type="float" office:value="0.78546513742213597" table:style-name="ce16">
            <text:p>0.7854651374</text:p>
          </table:table-cell>
          <table:table-cell office:value-type="float" office:value="0.82061301770222495" table:formula="of:=AVERAGE([.G10:.G12])" table:style-name="ce12">
            <text:p>0.8206130177</text:p>
          </table:table-cell>
          <table:table-cell office:value-type="float" office:value="2.1660442975595206E-3" table:formula="of:=VAR([.G10:.G12])" table:style-name="ce12">
            <text:p>0.0021660443</text:p>
          </table:table-cell>
          <table:table-cell table:number-columns-repeated="3" table:style-name="ce1"/>
          <table:table-cell office:value-type="string" table:style-name="ce2">
            <text:p>[0.5, 0.9]</text:p>
          </table:table-cell>
          <table:table-cell office:value-type="float" office:value="0.66336049527725205" table:style-name="ce12">
            <text:p>0.6633604953</text:p>
          </table:table-cell>
          <table:table-cell office:value-type="float" office:value="0.65513353085533843" table:formula="of:=[.N12]-[.R12]" table:style-name="ce12">
            <text:p>0.6551335309</text:p>
          </table:table-cell>
          <table:table-cell office:value-type="float" office:value="0.67158745969916567" table:formula="of:=[.N12]+[.R12]" table:style-name="ce12">
            <text:p>0.6715874597</text:p>
          </table:table-cell>
          <table:table-cell office:value-type="float" office:value="0.65013353085533843" table:formula="of:=[.O12]-0.005" table:style-name="ce12">
            <text:p>0.6501335309</text:p>
          </table:table-cell>
          <table:table-cell office:value-type="float" office:value="8.2269644219135993E-3" table:style-name="ce12">
            <text:p>0.0082269644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0.25" table:style-name="ce2">
            <text:p>0.25</text:p>
          </table:table-cell>
          <table:table-cell office:value-type="float" office:value="0.5" table:style-name="ce2">
            <text:p>0.5</text:p>
          </table:table-cell>
          <table:table-cell office:value-type="float" office:value="1" table:style-name="ce2">
            <text:p>1</text:p>
          </table:table-cell>
          <table:table-cell office:value-type="float" office:value="0.79591836734693799" table:style-name="ce16">
            <text:p>0.7959183673</text:p>
          </table:table-cell>
          <table:table-cell office:value-type="float" office:value="0.98556178886094603" table:style-name="ce16">
            <text:p>0.9855617889</text:p>
          </table:table-cell>
          <table:table-cell office:value-type="float" office:value="0.88064604837304294" table:style-name="ce16">
            <text:p>0.8806460484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0612244897959096" table:style-name="ce16">
            <text:p>0.8061224490</text:p>
          </table:table-cell>
          <table:table-cell office:value-type="float" office:value="0.98712695425848096" table:style-name="ce16">
            <text:p>0.9871269543</text:p>
          </table:table-cell>
          <table:table-cell office:value-type="float" office:value="0.88748971156352696" table:style-name="ce16">
            <text:p>0.8874897116</text:p>
          </table:table-cell>
          <table:table-cell table:number-columns-repeated="2" table:style-name="ce12"/>
          <table:table-cell table:number-columns-repeated="3" table:style-name="ce1"/>
          <table:table-cell table:style-name="ce1">
            <draw:frame draw:z-index="1" draw:id="id2" draw:style-name="a2" draw:name="Chart 3" svg:x="0.28111in" svg:y="0.00639in" svg:width="5.99958in" svg:height="3.822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2653061224489799" table:style-name="ce16">
            <text:p>0.8265306122</text:p>
          </table:table-cell>
          <table:table-cell office:value-type="float" office:value="0.97780630638552302" table:style-name="ce16">
            <text:p>0.9778063064</text:p>
          </table:table-cell>
          <table:table-cell office:value-type="float" office:value="0.89582697857471205" table:style-name="ce16">
            <text:p>0.8958269786</text:p>
          </table:table-cell>
          <table:table-cell office:value-type="float" office:value="0.88798757950376073" table:formula="of:=AVERAGE([.G13:.G15])" table:style-name="ce12">
            <text:p>0.8879875795</text:p>
          </table:table-cell>
          <table:table-cell office:value-type="float" office:value="5.7801064811421716E-5" table:formula="of:=VAR([.G13:.G15])" table:style-name="ce12">
            <text:p>0.0000578011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0.25" table:style-name="ce2">
            <text:p>0.25</text:p>
          </table:table-cell>
          <table:table-cell office:value-type="float" office:value="0.7" table:style-name="ce2">
            <text:p>0.7</text:p>
          </table:table-cell>
          <table:table-cell office:value-type="float" office:value="1" table:style-name="ce2">
            <text:p>1</text:p>
          </table:table-cell>
          <table:table-cell office:value-type="float" office:value="0.69387755102040805" table:style-name="ce16">
            <text:p>0.6938775510</text:p>
          </table:table-cell>
          <table:table-cell office:value-type="float" office:value="0.99303589328737496" table:style-name="ce16">
            <text:p>0.9930358933</text:p>
          </table:table-cell>
          <table:table-cell office:value-type="float" office:value="0.81693025333893599" table:style-name="ce16">
            <text:p>0.8169302533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3265306122448906" table:style-name="ce16">
            <text:p>0.6326530612</text:p>
          </table:table-cell>
          <table:table-cell office:value-type="float" office:value="0.99431968063591403" table:style-name="ce16">
            <text:p>0.9943196806</text:p>
          </table:table-cell>
          <table:table-cell office:value-type="float" office:value="0.77328817331107103" table:style-name="ce16">
            <text:p>0.7732881733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2448979591836704" table:style-name="ce16">
            <text:p>0.7244897959</text:p>
          </table:table-cell>
          <table:table-cell office:value-type="float" office:value="0.99600794892988398" table:style-name="ce16">
            <text:p>0.9960079489</text:p>
          </table:table-cell>
          <table:table-cell office:value-type="float" office:value="0.83882422724934003" table:style-name="ce16">
            <text:p>0.8388242272</text:p>
          </table:table-cell>
          <table:table-cell office:value-type="float" office:value="0.80968088463311572" table:formula="of:=AVERAGE([.G16:.G18])" table:style-name="ce12">
            <text:p>0.8096808846</text:p>
          </table:table-cell>
          <table:table-cell office:value-type="float" office:value="1.113158601424621E-3" table:formula="of:=VAR([.G16:.G18])" table:style-name="ce12">
            <text:p>0.001113158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25" table:style-name="ce2">
            <text:p>0.25</text:p>
          </table:table-cell>
          <table:table-cell office:value-type="float" office:value="0.9" table:style-name="ce2">
            <text:p>0.9</text:p>
          </table:table-cell>
          <table:table-cell office:value-type="float" office:value="1" table:style-name="ce2">
            <text:p>1</text:p>
          </table:table-cell>
          <table:table-cell office:value-type="float" office:value="0.63265306122448906" table:style-name="ce16">
            <text:p>0.6326530612</text:p>
          </table:table-cell>
          <table:table-cell office:value-type="float" office:value="0.99514622865483704" table:style-name="ce16">
            <text:p>0.9951462287</text:p>
          </table:table-cell>
          <table:table-cell office:value-type="float" office:value="0.77353800537799799" table:style-name="ce16">
            <text:p>0.7735380054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1428571428571397" table:style-name="ce16">
            <text:p>0.7142857143</text:p>
          </table:table-cell>
          <table:table-cell office:value-type="float" office:value="0.95668536658283898" table:style-name="ce16">
            <text:p>0.9566853666</text:p>
          </table:table-cell>
          <table:table-cell office:value-type="float" office:value="0.81790367079377202" table:style-name="ce16">
            <text:p>0.8179036708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67346938775510201" table:style-name="ce16">
            <text:p>0.6734693878</text:p>
          </table:table-cell>
          <table:table-cell office:value-type="float" office:value="0.99774897560803999" table:style-name="ce16">
            <text:p>0.9977489756</text:p>
          </table:table-cell>
          <table:table-cell office:value-type="float" office:value="0.80414792760390097" table:style-name="ce16">
            <text:p>0.8041479276</text:p>
          </table:table-cell>
          <table:table-cell office:value-type="float" office:value="0.79852986792522362" table:formula="of:=AVERAGE([.G19:.G21])" table:style-name="ce12">
            <text:p>0.7985298679</text:p>
          </table:table-cell>
          <table:table-cell office:value-type="float" office:value="5.1575001286098673E-4" table:formula="of:=VAR([.G19:.G21])" table:style-name="ce12">
            <text:p>0.000515750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office:value-type="float" office:value="1" table:style-name="ce2">
            <text:p>1</text:p>
          </table:table-cell>
          <table:table-cell office:value-type="float" office:value="0.74489795918367296" table:style-name="ce16">
            <text:p>0.7448979592</text:p>
          </table:table-cell>
          <table:table-cell office:value-type="float" office:value="0.98434834602465504" table:style-name="ce16">
            <text:p>0.9843483460</text:p>
          </table:table-cell>
          <table:table-cell office:value-type="float" office:value="0.84804469076630895" table:style-name="ce16">
            <text:p>0.8480446908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3265306122448906" table:style-name="ce16">
            <text:p>0.6326530612</text:p>
          </table:table-cell>
          <table:table-cell office:value-type="float" office:value="0.99671139405237097" table:style-name="ce16">
            <text:p>0.9967113941</text:p>
          </table:table-cell>
          <table:table-cell office:value-type="float" office:value="0.77401039719798503" table:style-name="ce16">
            <text:p>0.7740103972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0612244897959096" table:style-name="ce16">
            <text:p>0.8061224490</text:p>
          </table:table-cell>
          <table:table-cell office:value-type="float" office:value="0.98056732849128603" table:style-name="ce16">
            <text:p>0.9805673285</text:p>
          </table:table-cell>
          <table:table-cell office:value-type="float" office:value="0.88482885635769504" table:style-name="ce16">
            <text:p>0.8848288564</text:p>
          </table:table-cell>
          <table:table-cell office:value-type="float" office:value="0.83562798144066308" table:formula="of:=AVERAGE([.G22:.G24])" table:style-name="ce12">
            <text:p>0.8356279814</text:p>
          </table:table-cell>
          <table:table-cell office:value-type="float" office:value="3.185813725491266E-3" table:formula="of:=VAR([.G22:.G24])" table:style-name="ce12">
            <text:p>0.003185813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5" table:style-name="ce2">
            <text:p>0.5</text:p>
          </table:table-cell>
          <table:table-cell office:value-type="float" office:value="0.7" table:style-name="ce2">
            <text:p>0.7</text:p>
          </table:table-cell>
          <table:table-cell office:value-type="float" office:value="1" table:style-name="ce2">
            <text:p>1</text:p>
          </table:table-cell>
          <table:table-cell office:value-type="float" office:value="0.75510204081632604" table:style-name="ce16">
            <text:p>0.7551020408</text:p>
          </table:table-cell>
          <table:table-cell office:value-type="float" office:value="0.98732040166716495" table:style-name="ce16">
            <text:p>0.9873204017</text:p>
          </table:table-cell>
          <table:table-cell office:value-type="float" office:value="0.85573696947551203" table:style-name="ce16">
            <text:p>0.8557369695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51020408163265296" table:style-name="ce16">
            <text:p>0.5102040816</text:p>
          </table:table-cell>
          <table:table-cell office:value-type="float" office:value="0.99526933155127195" table:style-name="ce16">
            <text:p>0.9952693316</text:p>
          </table:table-cell>
          <table:table-cell office:value-type="float" office:value="0.674592418350763" table:style-name="ce16">
            <text:p>0.6745924184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2653061224489799" table:style-name="ce16">
            <text:p>0.8265306122</text:p>
          </table:table-cell>
          <table:table-cell office:value-type="float" office:value="0.98535075532420002" table:style-name="ce16">
            <text:p>0.9853507553</text:p>
          </table:table-cell>
          <table:table-cell office:value-type="float" office:value="0.89898000790940202" table:style-name="ce16">
            <text:p>0.8989800079</text:p>
          </table:table-cell>
          <table:table-cell office:value-type="float" office:value="0.80976979857855902" table:formula="of:=AVERAGE([.G25:.G27])" table:style-name="ce12">
            <text:p>0.8097697986</text:p>
          </table:table-cell>
          <table:table-cell office:value-type="float" office:value="1.4172183187186271E-2" table:formula="of:=VAR([.G25:.G27])" table:style-name="ce12">
            <text:p>0.0141721832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0.5" table:style-name="ce2">
            <text:p>0.5</text:p>
          </table:table-cell>
          <table:table-cell office:value-type="float" office:value="0.9" table:style-name="ce2">
            <text:p>0.9</text:p>
          </table:table-cell>
          <table:table-cell office:value-type="float" office:value="1" table:style-name="ce2">
            <text:p>1</text:p>
          </table:table-cell>
          <table:table-cell office:value-type="float" office:value="0.60204081632652995" table:style-name="ce16">
            <text:p>0.6020408163</text:p>
          </table:table-cell>
          <table:table-cell office:value-type="float" office:value="0.99468898932521999" table:style-name="ce15">
            <text:p>0.9946889893</text:p>
          </table:table-cell>
          <table:table-cell office:value-type="float" office:value="0.75008729592785695" table:style-name="ce16">
            <text:p>0.7500872959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397959183673469" table:style-name="ce16">
            <text:p>0.3979591837</text:p>
          </table:table-cell>
          <table:table-cell office:value-type="float" office:value="0.99878655716370901" table:style-name="ce16">
            <text:p>0.9987865572</text:p>
          </table:table-cell>
          <table:table-cell office:value-type="float" office:value="0.56914622516001501" table:style-name="ce15">
            <text:p>0.5691462252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51020408163265296" table:style-name="ce16">
            <text:p>0.5102040816</text:p>
          </table:table-cell>
          <table:table-cell office:value-type="float" office:value="0.97914285211824903" table:style-name="ce16">
            <text:p>0.9791428521</text:p>
          </table:table-cell>
          <table:table-cell office:value-type="float" office:value="0.67084796474388297" table:style-name="ce16">
            <text:p>0.6708479647</text:p>
          </table:table-cell>
          <table:table-cell office:value-type="float" office:value="0.66336049527725172" table:formula="of:=AVERAGE([.G28:.G30])" table:style-name="ce12">
            <text:p>0.6633604953</text:p>
          </table:table-cell>
          <table:table-cell office:value-type="float" office:value="8.2269644219135074E-3" table:formula="of:=VAR([.G28:.G30])" table:style-name="ce12">
            <text:p>0.0082269644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Population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Generations</text:p>
          </table:table-cell>
          <table:table-cell office:value-type="string" table:style-name="ce2">
            <text:p>Population</text:p>
          </table:table-cell>
          <table:table-cell office:value-type="string" table:style-name="ce2">
            <text:p>Run</text:p>
          </table:table-cell>
          <table:table-cell office:value-type="string" table:style-name="ce2">
            <text:p>TPR</text:p>
          </table:table-cell>
          <table:table-cell office:value-type="string" table:style-name="ce2">
            <text:p>TNR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AVG</text:p>
          </table:table-cell>
          <table:table-cell table:number-columns-repeated="4" table:style-name="ce1"/>
          <table:table-cell office:value-type="string" table:style-name="ce2">
            <text:p>Population</text:p>
          </table:table-cell>
          <table:table-cell office:value-type="string" table:style-name="ce2">
            <text:p>Harmonic Mean</text:p>
          </table:table-cell>
          <table:table-cell table:number-columns-repeated="3" table:style-name="ce1"/>
          <table:table-cell office:value-type="string" table:style-name="ce2">
            <text:p>Variation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200" table:style-name="ce2">
            <text:p>200</text:p>
          </table:table-cell>
          <table:table-cell office:value-type="float" office:value="1" table:style-name="ce2">
            <text:p>1</text:p>
          </table:table-cell>
          <table:table-cell office:value-type="float" office:value="0.59183673469387699" table:style-name="ce15">
            <text:p>0.5918367347</text:p>
          </table:table-cell>
          <table:table-cell office:value-type="float" office:value="0.99294796264706398" table:style-name="ce15">
            <text:p>0.9929479626</text:p>
          </table:table-cell>
          <table:table-cell office:value-type="float" office:value="0.74163144169677697" table:style-name="ce15">
            <text:p>0.7416314417</text:p>
          </table:table-cell>
          <table:table-cell table:number-columns-repeated="5" table:style-name="ce1"/>
          <table:table-cell office:value-type="string" table:style-name="ce2">
            <text:p>[5, 200]</text:p>
          </table:table-cell>
          <table:table-cell office:value-type="float" office:value="0.76630292271767497" table:style-name="ce12">
            <text:p>0.7663029227</text:p>
          </table:table-cell>
          <table:table-cell office:value-type="float" office:value="0.76204929041343239" table:formula="of:=[.N4]-[.R4]" table:style-name="ce12">
            <text:p>0.7620492904</text:p>
          </table:table-cell>
          <table:table-cell office:value-type="float" office:value="0.77055655502191756" table:formula="of:=[.N4]+[.R4]" table:style-name="ce12">
            <text:p>0.7705565550</text:p>
          </table:table-cell>
          <table:table-cell office:value-type="float" office:value="0.75704929041343239" table:formula="of:=[.O4]-0.005" table:style-name="ce12">
            <text:p>0.7570492904</text:p>
          </table:table-cell>
          <table:table-cell office:value-type="float" office:value="4.2536323042425498E-3" table:style-name="ce12">
            <text:p>0.0042536323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56122448979591799" table:style-name="ce15">
            <text:p>0.5612244898</text:p>
          </table:table-cell>
          <table:table-cell office:value-type="float" office:value="0.99254348170163298" table:style-name="ce15">
            <text:p>0.9925434817</text:p>
          </table:table-cell>
          <table:table-cell office:value-type="float" office:value="0.71701788083760998" table:style-name="ce15">
            <text:p>0.7170178808</text:p>
          </table:table-cell>
          <table:table-cell table:number-columns-repeated="5" table:style-name="ce1"/>
          <table:table-cell office:value-type="string" table:style-name="ce2">
            <text:p>[5, 400]</text:p>
          </table:table-cell>
          <table:table-cell office:value-type="float" office:value="0.76244253667661899" table:style-name="ce12">
            <text:p>0.7624425367</text:p>
          </table:table-cell>
          <table:table-cell office:value-type="float" office:value="0.74110620284220252" table:formula="of:=[.N5]-[.R5]" table:style-name="ce12">
            <text:p>0.7411062028</text:p>
          </table:table-cell>
          <table:table-cell office:value-type="float" office:value="0.78377887051103545" table:formula="of:=[.N5]+[.R5]" table:style-name="ce12">
            <text:p>0.7837788705</text:p>
          </table:table-cell>
          <table:table-cell office:value-type="float" office:value="0.73610620284220252" table:formula="of:=[.O5]-0.005" table:style-name="ce12">
            <text:p>0.7361062028</text:p>
          </table:table-cell>
          <table:table-cell office:value-type="float" office:value="2.13363338344165E-2" table:style-name="ce12">
            <text:p>0.0213363338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5510204081632604" table:style-name="ce15">
            <text:p>0.7551020408</text:p>
          </table:table-cell>
          <table:table-cell office:value-type="float" office:value="0.94706575453282404" table:style-name="ce15">
            <text:p>0.9470657545</text:p>
          </table:table-cell>
          <table:table-cell office:value-type="float" office:value="0.84025944561863897" table:style-name="ce15">
            <text:p>0.8402594456</text:p>
          </table:table-cell>
          <table:table-cell office:value-type="float" office:value="0.76630292271767531" table:formula="of:=AVERAGE([.G4:.G6])" table:style-name="ce12">
            <text:p>0.7663029227</text:p>
          </table:table-cell>
          <table:table-cell office:value-type="float" office:value="4.2536323042425515E-3" table:formula="of:=VAR([.G4:.G6])" table:style-name="ce17">
            <text:p>0.004253632</text:p>
          </table:table-cell>
          <table:table-cell table:number-columns-repeated="3" table:style-name="ce1"/>
          <table:table-cell office:value-type="string" table:style-name="ce2">
            <text:p>[5, 600]</text:p>
          </table:table-cell>
          <table:table-cell office:value-type="float" office:value="0.82414143393282502" table:style-name="ce12">
            <text:p>0.8241414339</text:p>
          </table:table-cell>
          <table:table-cell office:value-type="float" office:value="0.81645519407716316" table:formula="of:=[.N6]-[.R6]" table:style-name="ce12">
            <text:p>0.8164551941</text:p>
          </table:table-cell>
          <table:table-cell office:value-type="float" office:value="0.83182767378848688" table:formula="of:=[.N6]+[.R6]" table:style-name="ce12">
            <text:p>0.8318276738</text:p>
          </table:table-cell>
          <table:table-cell office:value-type="float" office:value="0.81145519407716316" table:formula="of:=[.O6]-0.005" table:style-name="ce12">
            <text:p>0.8114551941</text:p>
          </table:table-cell>
          <table:table-cell office:value-type="float" office:value="7.6862398556618201E-3" table:style-name="ce12">
            <text:p>0.0076862399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400" table:style-name="ce2">
            <text:p>400</text:p>
          </table:table-cell>
          <table:table-cell office:value-type="float" office:value="1" table:style-name="ce2">
            <text:p>1</text:p>
          </table:table-cell>
          <table:table-cell office:value-type="float" office:value="0.64285714285714202" table:style-name="ce15">
            <text:p>0.6428571429</text:p>
          </table:table-cell>
          <table:table-cell office:value-type="float" office:value="0.98677523169723702" table:style-name="ce15">
            <text:p>0.9867752317</text:p>
          </table:table-cell>
          <table:table-cell office:value-type="float" office:value="0.77852590068302296" table:style-name="ce15">
            <text:p>0.7785259007</text:p>
          </table:table-cell>
          <table:table-cell table:number-columns-repeated="5" table:style-name="ce1"/>
          <table:table-cell office:value-type="string" table:style-name="ce2">
            <text:p>[10, 200]</text:p>
          </table:table-cell>
          <table:table-cell office:value-type="float" office:value="0.85641130989077197" table:style-name="ce12">
            <text:p>0.8564113099</text:p>
          </table:table-cell>
          <table:table-cell office:value-type="float" office:value="0.84987895228330557" table:formula="of:=[.N7]-[.R7]" table:style-name="ce12">
            <text:p>0.8498789523</text:p>
          </table:table-cell>
          <table:table-cell office:value-type="float" office:value="0.86294366749823836" table:formula="of:=[.N7]+[.R7]" table:style-name="ce12">
            <text:p>0.8629436675</text:p>
          </table:table-cell>
          <table:table-cell office:value-type="float" office:value="0.84487895228330556" table:formula="of:=[.O7]-0.005" table:style-name="ce12">
            <text:p>0.8448789523</text:p>
          </table:table-cell>
          <table:table-cell office:value-type="float" office:value="6.5323576074663697E-3" table:style-name="ce12">
            <text:p>0.0065323576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43877551020408101" table:style-name="ce15">
            <text:p>0.4387755102</text:p>
          </table:table-cell>
          <table:table-cell office:value-type="float" office:value="0.995005539630339" table:style-name="ce15">
            <text:p>0.9950055396</text:p>
          </table:table-cell>
          <table:table-cell office:value-type="float" office:value="0.60899683861438703" table:style-name="ce15">
            <text:p>0.6089968386</text:p>
          </table:table-cell>
          <table:table-cell table:number-columns-repeated="5" table:style-name="ce1"/>
          <table:table-cell office:value-type="string" table:style-name="ce2">
            <text:p>[10, 400]</text:p>
          </table:table-cell>
          <table:table-cell office:value-type="float" office:value="0.75405232450690196" table:style-name="ce12">
            <text:p>0.7540523245</text:p>
          </table:table-cell>
          <table:table-cell office:value-type="float" office:value="0.74555267292546201" table:formula="of:=[.N8]-[.R8]" table:style-name="ce12">
            <text:p>0.7455526729</text:p>
          </table:table-cell>
          <table:table-cell office:value-type="float" office:value="0.76255197608834191" table:formula="of:=[.N8]+[.R8]" table:style-name="ce12">
            <text:p>0.7625519761</text:p>
          </table:table-cell>
          <table:table-cell office:value-type="float" office:value="0.74055267292546201" table:formula="of:=[.O8]-0.005" table:style-name="ce12">
            <text:p>0.7405526729</text:p>
          </table:table-cell>
          <table:table-cell office:value-type="float" office:value="8.4996515814400007E-3" table:style-name="ce12">
            <text:p>0.0084996516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4693877551020402" table:style-name="ce15">
            <text:p>0.8469387755</text:p>
          </table:table-cell>
          <table:table-cell office:value-type="float" office:value="0.95971018060953495" table:style-name="ce15">
            <text:p>0.9597101806</text:p>
          </table:table-cell>
          <table:table-cell office:value-type="float" office:value="0.89980487073244697" table:style-name="ce15">
            <text:p>0.8998048707</text:p>
          </table:table-cell>
          <table:table-cell office:value-type="float" office:value="0.7624425366766191" table:formula="of:=AVERAGE([.G7:.G9])" table:style-name="ce12">
            <text:p>0.7624425367</text:p>
          </table:table-cell>
          <table:table-cell office:value-type="float" office:value="2.1336333834416354E-2" table:formula="of:=VAR([.G7:.G9])" table:style-name="ce17">
            <text:p>0.021336334</text:p>
          </table:table-cell>
          <table:table-cell table:number-columns-repeated="3" table:style-name="ce1"/>
          <table:table-cell office:value-type="string" table:style-name="ce2">
            <text:p>[10, 600]</text:p>
          </table:table-cell>
          <table:table-cell office:value-type="float" office:value="0.76252282055835097" table:style-name="ce12">
            <text:p>0.7625228206</text:p>
          </table:table-cell>
          <table:table-cell office:value-type="float" office:value="0.75803048680774598" table:formula="of:=[.N9]-[.R9]" table:style-name="ce12">
            <text:p>0.7580304868</text:p>
          </table:table-cell>
          <table:table-cell office:value-type="float" office:value="0.76701515430895595" table:formula="of:=[.N9]+[.R9]" table:style-name="ce12">
            <text:p>0.7670151543</text:p>
          </table:table-cell>
          <table:table-cell office:value-type="float" office:value="0.75303048680774598" table:formula="of:=[.O9]-0.005" table:style-name="ce12">
            <text:p>0.7530304868</text:p>
          </table:table-cell>
          <table:table-cell office:value-type="float" office:value="4.4923337506050098E-3" table:style-name="ce12">
            <text:p>0.0044923338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" table:style-name="ce2">
            <text:p>1</text:p>
          </table:table-cell>
          <table:table-cell office:value-type="float" office:value="0.58163265306122403" table:style-name="ce15">
            <text:p>0.5816326531</text:p>
          </table:table-cell>
          <table:table-cell office:value-type="float" office:value="0.99797759527284802" table:style-name="ce15">
            <text:p>0.9979775953</text:p>
          </table:table-cell>
          <table:table-cell office:value-type="float" office:value="0.73493617434602299" table:style-name="ce15">
            <text:p>0.7349361743</text:p>
          </table:table-cell>
          <table:table-cell table:number-columns-repeated="5" table:style-name="ce1"/>
          <table:table-cell office:value-type="string" table:style-name="ce2">
            <text:p>[15, 200]</text:p>
          </table:table-cell>
          <table:table-cell office:value-type="float" office:value="0.67885484392176199" table:style-name="ce12">
            <text:p>0.6788548439</text:p>
          </table:table-cell>
          <table:table-cell office:value-type="float" office:value="0.64884031973151624" table:formula="of:=[.N10]-[.R10]" table:style-name="ce12">
            <text:p>0.6488403197</text:p>
          </table:table-cell>
          <table:table-cell office:value-type="float" office:value="0.70886936811200774" table:formula="of:=[.N10]+[.R10]" table:style-name="ce12">
            <text:p>0.7088693681</text:p>
          </table:table-cell>
          <table:table-cell office:value-type="float" office:value="0.64384031973151623" table:formula="of:=[.O10]-0.005" table:style-name="ce12">
            <text:p>0.6438403197</text:p>
          </table:table-cell>
          <table:table-cell office:value-type="float" office:value="3.0014524190245698E-2" table:style-name="ce12">
            <text:p>0.0300145242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7024427131878299" table:style-name="ce15">
            <text:p>0.9702442713</text:p>
          </table:table-cell>
          <table:table-cell office:value-type="float" office:value="0.91019350403849397" table:style-name="ce15">
            <text:p>0.9101935040</text:p>
          </table:table-cell>
          <table:table-cell table:number-columns-repeated="5" table:style-name="ce1"/>
          <table:table-cell office:value-type="string" table:style-name="ce2">
            <text:p>[15, 400]</text:p>
          </table:table-cell>
          <table:table-cell office:value-type="float" office:value="0.76765466144286998" table:style-name="ce12">
            <text:p>0.7676546614</text:p>
          </table:table-cell>
          <table:table-cell office:value-type="float" office:value="0.75803861592619459" table:formula="of:=[.N11]-[.R11]" table:style-name="ce12">
            <text:p>0.7580386159</text:p>
          </table:table-cell>
          <table:table-cell office:value-type="float" office:value="0.77727070695954537" table:formula="of:=[.N11]+[.R11]" table:style-name="ce12">
            <text:p>0.7772707070</text:p>
          </table:table-cell>
          <table:table-cell office:value-type="float" office:value="0.75303861592619459" table:formula="of:=[.O11]-0.005" table:style-name="ce12">
            <text:p>0.7530386159</text:p>
          </table:table-cell>
          <table:table-cell office:value-type="float" office:value="9.6160455166754196E-3" table:style-name="ce12">
            <text:p>0.0096160455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1428571428571397" table:style-name="ce15">
            <text:p>0.7142857143</text:p>
          </table:table-cell>
          <table:table-cell office:value-type="float" office:value="0.982783180627121" table:style-name="ce15">
            <text:p>0.9827831806</text:p>
          </table:table-cell>
          <table:table-cell office:value-type="float" office:value="0.82729462341395898" table:style-name="ce15">
            <text:p>0.8272946234</text:p>
          </table:table-cell>
          <table:table-cell office:value-type="float" office:value="0.82414143393282524" table:formula="of:=AVERAGE([.G10:.G12])" table:style-name="ce12">
            <text:p>0.8241414339</text:p>
          </table:table-cell>
          <table:table-cell office:value-type="float" office:value="7.6862398556618167E-3" table:formula="of:=VAR([.G10:.G12])" table:style-name="ce17">
            <text:p>0.00768624</text:p>
          </table:table-cell>
          <table:table-cell table:number-columns-repeated="3" table:style-name="ce1"/>
          <table:table-cell office:value-type="string" table:style-name="ce2">
            <text:p>[15, 600]</text:p>
          </table:table-cell>
          <table:table-cell office:value-type="float" office:value="0.709479118148994" table:style-name="ce12">
            <text:p>0.7094791181</text:p>
          </table:table-cell>
          <table:table-cell office:value-type="float" office:value="0.6917679156758163" table:formula="of:=[.N12]-[.R12]" table:style-name="ce12">
            <text:p>0.6917679157</text:p>
          </table:table-cell>
          <table:table-cell office:value-type="float" office:value="0.7271903206221717" table:formula="of:=[.N12]+[.R12]" table:style-name="ce12">
            <text:p>0.7271903206</text:p>
          </table:table-cell>
          <table:table-cell office:value-type="float" office:value="0.6867679156758163" table:formula="of:=[.O12]-0.005" table:style-name="ce12">
            <text:p>0.6867679157</text:p>
          </table:table-cell>
          <table:table-cell office:value-type="float" office:value="1.7711202473177701E-2" table:style-name="ce12">
            <text:p>0.0177112025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200" table:style-name="ce2">
            <text:p>200</text:p>
          </table:table-cell>
          <table:table-cell office:value-type="float" office:value="1" table:style-name="ce2">
            <text:p>1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8178077132757602" table:style-name="ce15">
            <text:p>0.9817807713</text:p>
          </table:table-cell>
          <table:table-cell office:value-type="float" office:value="0.91523798204017304" table:style-name="ce15">
            <text:p>0.9152379820</text:p>
          </table:table-cell>
          <table:table-cell table:number-columns-repeated="4" table:style-name="ce1"/>
          <table:table-cell table:style-name="ce1">
            <draw:frame draw:z-index="1" draw:id="id3" draw:style-name="a3" draw:name="Chart 4" svg:x="0.97917in" svg:y="0.06264in" svg:width="6.24958in" svg:height="3.864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2244897959183598" table:style-name="ce15">
            <text:p>0.6224489796</text:p>
          </table:table-cell>
          <table:table-cell office:value-type="float" office:value="0.98972970121168402" table:style-name="ce15">
            <text:p>0.9897297012</text:p>
          </table:table-cell>
          <table:table-cell office:value-type="float" office:value="0.76425305696748103" table:style-name="ce15">
            <text:p>0.7642530570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0612244897959096" table:style-name="ce15">
            <text:p>0.8061224490</text:p>
          </table:table-cell>
          <table:table-cell office:value-type="float" office:value="0.99271934298225495" table:style-name="ce15">
            <text:p>0.9927193430</text:p>
          </table:table-cell>
          <table:table-cell office:value-type="float" office:value="0.88974289066466195" table:style-name="ce15">
            <text:p>0.8897428907</text:p>
          </table:table-cell>
          <table:table-cell office:value-type="float" office:value="0.85641130989077208" table:formula="of:=AVERAGE([.G13:.G15])" table:style-name="ce12">
            <text:p>0.8564113099</text:p>
          </table:table-cell>
          <table:table-cell office:value-type="float" office:value="6.5323576074663671E-3" table:formula="of:=VAR([.G13:.G15])" table:style-name="ce17">
            <text:p>0.006532358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400" table:style-name="ce2">
            <text:p>400</text:p>
          </table:table-cell>
          <table:table-cell office:value-type="float" office:value="1" table:style-name="ce2">
            <text:p>1</text:p>
          </table:table-cell>
          <table:table-cell office:value-type="float" office:value="0.765306122448979" table:style-name="ce15">
            <text:p>0.7653061224</text:p>
          </table:table-cell>
          <table:table-cell office:value-type="float" office:value="0.98148180715051903" table:style-name="ce15">
            <text:p>0.9814818072</text:p>
          </table:table-cell>
          <table:table-cell office:value-type="float" office:value="0.86001743354936" table:style-name="ce15">
            <text:p>0.8600174335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55102040816326503" table:style-name="ce15">
            <text:p>0.5510204082</text:p>
          </table:table-cell>
          <table:table-cell office:value-type="float" office:value="0.99757311432741802" table:style-name="ce15">
            <text:p>0.9975731143</text:p>
          </table:table-cell>
          <table:table-cell office:value-type="float" office:value="0.70991275198582704" table:style-name="ce15">
            <text:p>0.7099127520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530612244897959" table:style-name="ce15">
            <text:p>0.5306122449</text:p>
          </table:table-cell>
          <table:table-cell office:value-type="float" office:value="0.99541002057576899" table:style-name="ce15">
            <text:p>0.9954100206</text:p>
          </table:table-cell>
          <table:table-cell office:value-type="float" office:value="0.69222678798551995" table:style-name="ce15">
            <text:p>0.6922267880</text:p>
          </table:table-cell>
          <table:table-cell office:value-type="float" office:value="0.75405232450690229" table:formula="of:=AVERAGE([.G16:.G18])" table:style-name="ce12">
            <text:p>0.7540523245</text:p>
          </table:table-cell>
          <table:table-cell office:value-type="float" office:value="8.4996515814399973E-3" table:formula="of:=VAR([.G16:.G18])" table:style-name="ce17">
            <text:p>0.00849965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600" table:style-name="ce2">
            <text:p>600</text:p>
          </table:table-cell>
          <table:table-cell office:value-type="float" office:value="1" table:style-name="ce2">
            <text:p>1</text:p>
          </table:table-cell>
          <table:table-cell office:value-type="float" office:value="0.55102040816326503" table:style-name="ce15">
            <text:p>0.5510204082</text:p>
          </table:table-cell>
          <table:table-cell office:value-type="float" office:value="0.99210382850007905" table:style-name="ce15">
            <text:p>0.9921038285</text:p>
          </table:table-cell>
          <table:table-cell office:value-type="float" office:value="0.70852293487723295" table:style-name="ce15">
            <text:p>0.7085229349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59183673469387699" table:style-name="ce15">
            <text:p>0.5918367347</text:p>
          </table:table-cell>
          <table:table-cell office:value-type="float" office:value="0.99250830944550905" table:style-name="ce15">
            <text:p>0.9925083094</text:p>
          </table:table-cell>
          <table:table-cell office:value-type="float" office:value="0.74150877574505403" table:style-name="ce15">
            <text:p>0.7415087757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2448979591836704" table:style-name="ce15">
            <text:p>0.7244897959</text:p>
          </table:table-cell>
          <table:table-cell office:value-type="float" office:value="0.99238520654907403" table:style-name="ce15">
            <text:p>0.9923852065</text:p>
          </table:table-cell>
          <table:table-cell office:value-type="float" office:value="0.83753675105276604" table:style-name="ce15">
            <text:p>0.8375367511</text:p>
          </table:table-cell>
          <table:table-cell office:value-type="float" office:value="0.76252282055835108" table:formula="of:=AVERAGE([.G19:.G21])" table:style-name="ce12">
            <text:p>0.7625228206</text:p>
          </table:table-cell>
          <table:table-cell office:value-type="float" office:value="4.4923337506050012E-3" table:formula="of:=VAR([.G19:.G21])" table:style-name="ce17">
            <text:p>0.00449233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200" table:style-name="ce2">
            <text:p>200</text:p>
          </table:table-cell>
          <table:table-cell office:value-type="float" office:value="1" table:style-name="ce2">
            <text:p>1</text:p>
          </table:table-cell>
          <table:table-cell office:value-type="float" office:value="0.52040816326530603" table:style-name="ce15">
            <text:p>0.5204081633</text:p>
          </table:table-cell>
          <table:table-cell office:value-type="float" office:value="0.99321175456799604" table:style-name="ce15">
            <text:p>0.9932117546</text:p>
          </table:table-cell>
          <table:table-cell office:value-type="float" office:value="0.68296604562145702" table:style-name="ce15">
            <text:p>0.6829660456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33673469387755101" table:style-name="ce15">
            <text:p>0.3367346939</text:p>
          </table:table-cell>
          <table:table-cell office:value-type="float" office:value="0.99820621493765704" table:style-name="ce15">
            <text:p>0.9982062149</text:p>
          </table:table-cell>
          <table:table-cell office:value-type="float" office:value="0.50358882853028197" table:style-name="ce15">
            <text:p>0.5035888285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4489795918367296" table:style-name="ce15">
            <text:p>0.7448979592</text:p>
          </table:table-cell>
          <table:table-cell office:value-type="float" office:value="0.98965935669943506" table:style-name="ce15">
            <text:p>0.9896593567</text:p>
          </table:table-cell>
          <table:table-cell office:value-type="float" office:value="0.85000965761354597" table:style-name="ce15">
            <text:p>0.8500096576</text:p>
          </table:table-cell>
          <table:table-cell office:value-type="float" office:value="0.67885484392176165" table:formula="of:=AVERAGE([.G22:.G24])" table:style-name="ce12">
            <text:p>0.6788548439</text:p>
          </table:table-cell>
          <table:table-cell office:value-type="float" office:value="3.0014524190245639E-2" table:formula="of:=VAR([.G22:.G24])" table:style-name="ce17">
            <text:p>0.03001452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400" table:style-name="ce2">
            <text:p>400</text:p>
          </table:table-cell>
          <table:table-cell office:value-type="float" office:value="1" table:style-name="ce2">
            <text:p>1</text:p>
          </table:table-cell>
          <table:table-cell office:value-type="float" office:value="0.59183673469387699" table:style-name="ce15">
            <text:p>0.5918367347</text:p>
          </table:table-cell>
          <table:table-cell office:value-type="float" office:value="0.99811828429734595" table:style-name="ce15">
            <text:p>0.9981182843</text:p>
          </table:table-cell>
          <table:table-cell office:value-type="float" office:value="0.74306890341035103" table:style-name="ce15">
            <text:p>0.7430689034</text:p>
          </table:table-cell>
          <table:table-cell table:number-columns-repeated="16377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8571428571428503" table:style-name="ce15">
            <text:p>0.7857142857</text:p>
          </table:table-cell>
          <table:table-cell office:value-type="float" office:value="0.98888556706469899" table:style-name="ce15">
            <text:p>0.9888855671</text:p>
          </table:table-cell>
          <table:table-cell office:value-type="float" office:value="0.87566953841754203" table:style-name="ce15">
            <text:p>0.8756695384</text:p>
          </table:table-cell>
          <table:table-cell table:number-columns-repeated="16377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52040816326530603" table:style-name="ce15">
            <text:p>0.5204081633</text:p>
          </table:table-cell>
          <table:table-cell office:value-type="float" office:value="0.99855793749889998" table:style-name="ce15">
            <text:p>0.9985579375</text:p>
          </table:table-cell>
          <table:table-cell office:value-type="float" office:value="0.68422554250071799" table:style-name="ce15">
            <text:p>0.6842255425</text:p>
          </table:table-cell>
          <table:table-cell office:value-type="float" office:value="0.7676546614428702" table:formula="of:=AVERAGE([.G25:.G27])" table:style-name="ce12">
            <text:p>0.7676546614</text:p>
          </table:table-cell>
          <table:table-cell office:value-type="float" office:value="9.6160455166757197E-3" table:formula="of:=VAR([.G25:.G27])" table:style-name="ce17">
            <text:p>0.009616046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15" table:style-name="ce2">
            <text:p>15</text:p>
          </table:table-cell>
          <table:table-cell office:value-type="float" office:value="600" table:style-name="ce2">
            <text:p>600</text:p>
          </table:table-cell>
          <table:table-cell office:value-type="float" office:value="1" table:style-name="ce2">
            <text:p>1</text:p>
          </table:table-cell>
          <table:table-cell office:value-type="float" office:value="0.61224489795918302" table:style-name="ce15">
            <text:p>0.6122448980</text:p>
          </table:table-cell>
          <table:table-cell office:value-type="float" office:value="0.99864586813921097" table:style-name="ce15">
            <text:p>0.9986458681</text:p>
          </table:table-cell>
          <table:table-cell office:value-type="float" office:value="0.75910279021228899" table:style-name="ce15">
            <text:p>0.7591027902</text:p>
          </table:table-cell>
          <table:table-cell table:number-columns-repeated="16377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8367346938775497" table:style-name="ce15">
            <text:p>0.6836734694</text:p>
          </table:table-cell>
          <table:table-cell office:value-type="float" office:value="0.99546277895995605" table:style-name="ce15">
            <text:p>0.9954627790</text:p>
          </table:table-cell>
          <table:table-cell office:value-type="float" office:value="0.81062092776285299" table:style-name="ce15">
            <text:p>0.8106209278</text:p>
          </table:table-cell>
          <table:table-cell table:number-columns-repeated="16377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38775510204081598" table:style-name="ce15">
            <text:p>0.3877551020</text:p>
          </table:table-cell>
          <table:table-cell office:value-type="float" office:value="0.99929655487751201" table:style-name="ce15">
            <text:p>0.9992965549</text:p>
          </table:table-cell>
          <table:table-cell office:value-type="float" office:value="0.55871363647184102" table:style-name="ce15">
            <text:p>0.5587136365</text:p>
          </table:table-cell>
          <table:table-cell office:value-type="float" office:value="0.70947911814899423" table:formula="of:=AVERAGE([.G28:.G30])" table:style-name="ce12">
            <text:p>0.7094791181</text:p>
          </table:table-cell>
          <table:table-cell office:value-type="float" office:value="1.7711202473177812E-2" table:formula="of:=VAR([.G28:.G30])" table:style-name="ce17">
            <text:p>0.017711202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Learners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Learners</text:p>
          </table:table-cell>
          <table:table-cell office:value-type="string" table:style-name="ce2">
            <text:p>Sample Size</text:p>
          </table:table-cell>
          <table:table-cell office:value-type="string" table:style-name="ce2">
            <text:p>Run</text:p>
          </table:table-cell>
          <table:table-cell office:value-type="string" table:style-name="ce2">
            <text:p>TPR</text:p>
          </table:table-cell>
          <table:table-cell office:value-type="string" table:style-name="ce2">
            <text:p>TNR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AVG</text:p>
          </table:table-cell>
          <table:table-cell table:number-columns-repeated="4" table:style-name="ce1"/>
          <table:table-cell office:value-type="string" table:style-name="ce2">
            <text:p>Learners</text:p>
          </table:table-cell>
          <table:table-cell office:value-type="string" table:style-name="ce2">
            <text:p>Harmonic Mean</text:p>
          </table:table-cell>
          <table:table-cell table:number-columns-repeated="3" table:style-name="ce1"/>
          <table:table-cell office:value-type="string" table:style-name="ce2">
            <text:p>Variation</text:p>
          </table:table-cell>
          <table:table-cell table:number-columns-repeated="16366" table:style-name="ce1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0.23469387755102" table:style-name="ce15">
            <text:p>0.2346938776</text:p>
          </table:table-cell>
          <table:table-cell office:value-type="float" office:value="0.99665863566818402" table:style-name="ce15">
            <text:p>0.9966586357</text:p>
          </table:table-cell>
          <table:table-cell office:value-type="float" office:value="0.37992317762547201" table:style-name="ce15">
            <text:p>0.3799231776</text:p>
          </table:table-cell>
          <table:table-cell table:number-columns-repeated="5" table:style-name="ce1"/>
          <table:table-cell office:value-type="string" table:style-name="ce2">
            <text:p>[5,1000]</text:p>
          </table:table-cell>
          <table:table-cell office:value-type="float" office:value="0.496378752970424" table:style-name="ce12">
            <text:p>0.4963787530</text:p>
          </table:table-cell>
          <table:table-cell office:value-type="float" office:value="0.44543505921454402" table:formula="of:=[.N4]-[.R4]" table:style-name="ce12">
            <text:p>0.4454350592</text:p>
          </table:table-cell>
          <table:table-cell office:value-type="float" office:value="0.54732244672630403" table:formula="of:=[.N4]+[.R4]" table:style-name="ce12">
            <text:p>0.5473224467</text:p>
          </table:table-cell>
          <table:table-cell office:value-type="float" office:value="0.44043505921454401" table:formula="of:=[.O4]-0.005" table:style-name="ce12">
            <text:p>0.4404350592</text:p>
          </table:table-cell>
          <table:table-cell office:value-type="float" office:value="5.0943693755880003E-2" table:style-name="ce12">
            <text:p>0.0509436938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61224489795918302" table:style-name="ce15">
            <text:p>0.6122448980</text:p>
          </table:table-cell>
          <table:table-cell office:value-type="float" office:value="0.98978245959586997" table:style-name="ce15">
            <text:p>0.9897824596</text:p>
          </table:table-cell>
          <table:table-cell office:value-type="float" office:value="0.75652798077293504" table:style-name="ce15">
            <text:p>0.7565279808</text:p>
          </table:table-cell>
          <table:table-cell table:number-columns-repeated="5" table:style-name="ce1"/>
          <table:table-cell office:value-type="string" table:style-name="ce2">
            <text:p>[5,3000]</text:p>
          </table:table-cell>
          <table:table-cell office:value-type="float" office:value="0.899541061336528" table:style-name="ce12">
            <text:p>0.8995410613</text:p>
          </table:table-cell>
          <table:table-cell office:value-type="float" office:value="0.8994905556255286" table:formula="of:=[.N5]-[.R5]" table:style-name="ce12">
            <text:p>0.8994905556</text:p>
          </table:table-cell>
          <table:table-cell office:value-type="float" office:value="0.89959156704752741" table:formula="of:=[.N5]+[.R5]" table:style-name="ce12">
            <text:p>0.8995915670</text:p>
          </table:table-cell>
          <table:table-cell office:value-type="float" office:value="0.89449055562552859" table:formula="of:=[.O5]-0.005" table:style-name="ce12">
            <text:p>0.8944905556</text:p>
          </table:table-cell>
          <table:table-cell office:value-type="float" office:value="5.0505710999401199E-5" table:style-name="ce12">
            <text:p>0.0000505057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214285714285714" table:style-name="ce15">
            <text:p>0.2142857143</text:p>
          </table:table-cell>
          <table:table-cell office:value-type="float" office:value="0.99590243216151098" table:style-name="ce15">
            <text:p>0.9959024322</text:p>
          </table:table-cell>
          <table:table-cell office:value-type="float" office:value="0.352685100512866" table:style-name="ce15">
            <text:p>0.3526851005</text:p>
          </table:table-cell>
          <table:table-cell office:value-type="float" office:value="0.49637875297042428" table:formula="of:=AVERAGE([.G4:.G6])" table:style-name="ce12">
            <text:p>0.4963787530</text:p>
          </table:table-cell>
          <table:table-cell office:value-type="float" office:value="5.0943693755880093E-2" table:formula="of:=VAR([.G4:.G6])" table:style-name="ce12">
            <text:p>0.0509436938</text:p>
          </table:table-cell>
          <table:table-cell table:number-columns-repeated="3" table:style-name="ce1"/>
          <table:table-cell office:value-type="string" table:style-name="ce2">
            <text:p>[5,5000]</text:p>
          </table:table-cell>
          <table:table-cell office:value-type="float" office:value="0.89973313840462998" table:style-name="ce12">
            <text:p>0.8997331384</text:p>
          </table:table-cell>
          <table:table-cell office:value-type="float" office:value="0.89962022828589339" table:formula="of:=[.N6]-[.R6]" table:style-name="ce12">
            <text:p>0.8996202283</text:p>
          </table:table-cell>
          <table:table-cell office:value-type="float" office:value="0.89984604852336658" table:formula="of:=[.N6]+[.R6]" table:style-name="ce12">
            <text:p>0.8998460485</text:p>
          </table:table-cell>
          <table:table-cell office:value-type="float" office:value="0.89462022828589338" table:formula="of:=[.O6]-0.005" table:style-name="ce12">
            <text:p>0.8946202283</text:p>
          </table:table-cell>
          <table:table-cell office:value-type="float" office:value="1.1291011873665101E-4" table:style-name="ce12">
            <text:p>0.0001129101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000" table:style-name="ce2">
            <text:p>3000</text:p>
          </table:table-cell>
          <table:table-cell office:value-type="float" office:value="1" table:style-name="ce2">
            <text:p>1</text:p>
          </table:table-cell>
          <table:table-cell office:value-type="float" office:value="0.87755102040816302" table:style-name="ce15">
            <text:p>0.8775510204</text:p>
          </table:table-cell>
          <table:table-cell office:value-type="float" office:value="0.93625028577458103" table:style-name="ce15">
            <text:p>0.9362502858</text:p>
          </table:table-cell>
          <table:table-cell office:value-type="float" office:value="0.90595082365227797" table:style-name="ce15">
            <text:p>0.9059508237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0,1000]</text:p>
          </table:table-cell>
          <table:table-cell office:value-type="float" office:value="0.69389352692587403" table:style-name="ce12">
            <text:p>0.6938935269</text:p>
          </table:table-cell>
          <table:table-cell office:value-type="float" office:value="0.66615749873034658" table:formula="of:=[.N7]-[.R7]" table:style-name="ce12">
            <text:p>0.6661574987</text:p>
          </table:table-cell>
          <table:table-cell office:value-type="float" office:value="0.72162955512140148" table:formula="of:=[.N7]+[.R7]" table:style-name="ce12">
            <text:p>0.7216295551</text:p>
          </table:table-cell>
          <table:table-cell office:value-type="float" office:value="0.66115749873034657" table:formula="of:=[.O7]-0.005" table:style-name="ce12">
            <text:p>0.6611574987</text:p>
          </table:table-cell>
          <table:table-cell office:value-type="float" office:value="2.7736028195527399E-2" table:style-name="ce12">
            <text:p>0.0277360282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7755102040816302" table:style-name="ce15">
            <text:p>0.8775510204</text:p>
          </table:table-cell>
          <table:table-cell office:value-type="float" office:value="0.92525895573571504" table:style-name="ce15">
            <text:p>0.9252589557</text:p>
          </table:table-cell>
          <table:table-cell office:value-type="float" office:value="0.90077373821107298" table:style-name="ce15">
            <text:p>0.9007737382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0,3000]</text:p>
          </table:table-cell>
          <table:table-cell office:value-type="float" office:value="0.859467028632524" table:style-name="ce12">
            <text:p>0.8594670286</text:p>
          </table:table-cell>
          <table:table-cell office:value-type="float" office:value="0.85894840211452772" table:formula="of:=[.N8]-[.R8]" table:style-name="ce12">
            <text:p>0.8589484021</text:p>
          </table:table-cell>
          <table:table-cell office:value-type="float" office:value="0.85998565515052028" table:formula="of:=[.N8]+[.R8]" table:style-name="ce12">
            <text:p>0.8599856552</text:p>
          </table:table-cell>
          <table:table-cell office:value-type="float" office:value="0.85394840211452772" table:formula="of:=[.O8]-0.005" table:style-name="ce12">
            <text:p>0.8539484021</text:p>
          </table:table-cell>
          <table:table-cell office:value-type="float" office:value="5.1862651799622795E-4" table:style-name="ce12">
            <text:p>0.0005186265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7755102040816302" table:style-name="ce15">
            <text:p>0.8775510204</text:p>
          </table:table-cell>
          <table:table-cell office:value-type="float" office:value="0.90672317675817304" table:style-name="ce15">
            <text:p>0.9067231768</text:p>
          </table:table-cell>
          <table:table-cell office:value-type="float" office:value="0.89189862214623306" table:style-name="ce15">
            <text:p>0.8918986221</text:p>
          </table:table-cell>
          <table:table-cell office:value-type="float" office:value="0.899541061336528" table:formula="of:=AVERAGE([.G7:.G9])" table:style-name="ce12">
            <text:p>0.8995410613</text:p>
          </table:table-cell>
          <table:table-cell office:value-type="float" office:value="5.0505710999401226E-5" table:formula="of:=VAR([.G7:.G9])" table:style-name="ce12">
            <text:p>0.0000505057</text:p>
          </table:table-cell>
          <table:table-cell table:number-columns-repeated="3" table:style-name="ce1"/>
          <table:table-cell office:value-type="string" table:style-name="ce2">
            <text:p>[10,5000]</text:p>
          </table:table-cell>
          <table:table-cell office:value-type="float" office:value="0.91259151080102097" table:style-name="ce12">
            <text:p>0.9125915108</text:p>
          </table:table-cell>
          <table:table-cell office:value-type="float" office:value="0.91251124816361562" table:formula="of:=[.N9]-[.R9]" table:style-name="ce12">
            <text:p>0.9125112482</text:p>
          </table:table-cell>
          <table:table-cell office:value-type="float" office:value="0.91267177343842631" table:formula="of:=[.N9]+[.R9]" table:style-name="ce12">
            <text:p>0.9126717734</text:p>
          </table:table-cell>
          <table:table-cell office:value-type="float" office:value="0.90751124816361561" table:formula="of:=[.O9]-0.005" table:style-name="ce12">
            <text:p>0.9075112482</text:p>
          </table:table-cell>
          <table:table-cell office:value-type="float" office:value="8.0262637405326896E-5" table:style-name="ce12">
            <text:p>0.0000802626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" table:style-name="ce2">
            <text:p>1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6196120500149396" table:style-name="ce15">
            <text:p>0.9619612050</text:p>
          </table:table-cell>
          <table:table-cell office:value-type="float" office:value="0.90653216918619195" table:style-name="ce15">
            <text:p>0.9065321692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5,1000]</text:p>
          </table:table-cell>
          <table:table-cell office:value-type="float" office:value="0.56972330919866998" table:style-name="ce12">
            <text:p>0.5697233092</text:p>
          </table:table-cell>
          <table:table-cell office:value-type="float" office:value="0.56315113451668697" table:formula="of:=[.N10]-[.R10]" table:style-name="ce12">
            <text:p>0.5631511345</text:p>
          </table:table-cell>
          <table:table-cell office:value-type="float" office:value="0.57629548388065299" table:formula="of:=[.N10]+[.R10]" table:style-name="ce12">
            <text:p>0.5762954839</text:p>
          </table:table-cell>
          <table:table-cell office:value-type="float" office:value="0.55815113451668696" table:formula="of:=[.O10]-0.005" table:style-name="ce12">
            <text:p>0.5581511345</text:p>
          </table:table-cell>
          <table:table-cell office:value-type="float" office:value="6.5721746819829901E-3" table:style-name="ce12">
            <text:p>0.0065721747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5891880484673597" table:style-name="ce15">
            <text:p>0.9589188048</text:p>
          </table:table-cell>
          <table:table-cell office:value-type="float" office:value="0.90517896099835704" table:style-name="ce15">
            <text:p>0.9051789610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5,3000]</text:p>
          </table:table-cell>
          <table:table-cell office:value-type="float" office:value="0.90980373059670006" table:style-name="ce12">
            <text:p>0.9098037306</text:p>
          </table:table-cell>
          <table:table-cell office:value-type="float" office:value="0.90953648619968042" table:formula="of:=[.N11]-[.R11]" table:style-name="ce12">
            <text:p>0.9095364862</text:p>
          </table:table-cell>
          <table:table-cell office:value-type="float" office:value="0.91007097499371969" table:formula="of:=[.N11]+[.R11]" table:style-name="ce12">
            <text:p>0.9100709750</text:p>
          </table:table-cell>
          <table:table-cell office:value-type="float" office:value="0.90453648619968041" table:formula="of:=[.O11]-0.005" table:style-name="ce12">
            <text:p>0.9045364862</text:p>
          </table:table-cell>
          <table:table-cell office:value-type="float" office:value="2.6724439701959502E-4" table:style-name="ce12">
            <text:p>0.0002672444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90858730633276397" table:style-name="ce15">
            <text:p>0.9085873063</text:p>
          </table:table-cell>
          <table:table-cell office:value-type="float" office:value="0.86734693877550995" table:style-name="ce15">
            <text:p>0.8673469388</text:p>
          </table:table-cell>
          <table:table-cell office:value-type="float" office:value="0.88748828502934096" table:style-name="ce15">
            <text:p>0.8874882850</text:p>
          </table:table-cell>
          <table:table-cell office:value-type="float" office:value="0.89973313840462998" table:formula="of:=AVERAGE([.G10:.G12])" table:style-name="ce12">
            <text:p>0.8997331384</text:p>
          </table:table-cell>
          <table:table-cell office:value-type="float" office:value="1.1291011873665107E-4" table:formula="of:=VAR([.G10:.G12])" table:style-name="ce12">
            <text:p>0.0001129101</text:p>
          </table:table-cell>
          <table:table-cell table:number-columns-repeated="3" table:style-name="ce1"/>
          <table:table-cell office:value-type="string" table:style-name="ce2">
            <text:p>[15,5000]</text:p>
          </table:table-cell>
          <table:table-cell office:value-type="float" office:value="0.90918390196736598" table:style-name="ce12">
            <text:p>0.9091839020</text:p>
          </table:table-cell>
          <table:table-cell office:value-type="float" office:value="0.90913085768271551" table:formula="of:=[.N12]-[.R12]" table:style-name="ce12">
            <text:p>0.9091308577</text:p>
          </table:table-cell>
          <table:table-cell office:value-type="float" office:value="0.90923694625201645" table:formula="of:=[.N12]+[.R12]" table:style-name="ce12">
            <text:p>0.9092369463</text:p>
          </table:table-cell>
          <table:table-cell office:value-type="float" office:value="0.90413085768271551" table:formula="of:=[.O12]-0.005" table:style-name="ce12">
            <text:p>0.9041308577</text:p>
          </table:table-cell>
          <table:table-cell office:value-type="float" office:value="5.3044284650510901E-5" table:style-name="ce12">
            <text:p>0.0000530443</text:p>
          </table:table-cell>
          <table:table-cell office:value-type="float" office:value="0" table:style-name="ce2">
            <text:p>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0.24489795918367299" table:style-name="ce15">
            <text:p>0.2448979592</text:p>
          </table:table-cell>
          <table:table-cell office:value-type="float" office:value="0.99901517682851704" table:style-name="ce15">
            <text:p>0.9990151768</text:p>
          </table:table-cell>
          <table:table-cell office:value-type="float" office:value="0.39336633871904497" table:style-name="ce15">
            <text:p>0.3933663387</text:p>
          </table:table-cell>
          <table:table-cell table:number-columns-repeated="2" table:style-name="ce12"/>
          <table:table-cell table:number-columns-repeated="3" table:style-name="ce1"/>
          <table:table-cell table:style-name="ce1">
            <draw:frame draw:z-index="1" draw:id="id4" draw:style-name="a4" draw:name="Chart 5" svg:x="0.02083in" svg:y="0.06264in" svg:width="6.12486in" svg:height="3.88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44897959183673403" table:style-name="ce15">
            <text:p>0.4489795918</text:p>
          </table:table-cell>
          <table:table-cell office:value-type="float" office:value="0.98781281325290604" table:style-name="ce15">
            <text:p>0.9878128133</text:p>
          </table:table-cell>
          <table:table-cell office:value-type="float" office:value="0.61735821004387303" table:style-name="ce15">
            <text:p>0.6173582100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56122448979591799" table:style-name="ce15">
            <text:p>0.5612244898</text:p>
          </table:table-cell>
          <table:table-cell office:value-type="float" office:value="0.99961310518263102" table:style-name="ce15">
            <text:p>0.9996131052</text:p>
          </table:table-cell>
          <table:table-cell office:value-type="float" office:value="0.71885423154116901" table:style-name="ce15">
            <text:p>0.7188542315</text:p>
          </table:table-cell>
          <table:table-cell office:value-type="float" office:value="0.69389352692587436" table:formula="of:=AVERAGE([.G13:.G17])" table:style-name="ce12">
            <text:p>0.6938935269</text:p>
          </table:table-cell>
          <table:table-cell office:value-type="float" office:value="2.7736028195527396E-2" table:formula="of:=VAR([.G13:.G15])" table:style-name="ce12">
            <text:p>0.0277360282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3000" table:style-name="ce2">
            <text:p>3000</text:p>
          </table:table-cell>
          <table:table-cell office:value-type="float" office:value="1" table:style-name="ce2">
            <text:p>1</text:p>
          </table:table-cell>
          <table:table-cell office:value-type="float" office:value="0.80612244897959096" table:style-name="ce15">
            <text:p>0.8061224490</text:p>
          </table:table-cell>
          <table:table-cell office:value-type="float" office:value="0.97780630638552302" table:style-name="ce15">
            <text:p>0.9778063064</text:p>
          </table:table-cell>
          <table:table-cell office:value-type="float" office:value="0.88370302004561796" table:style-name="ce15">
            <text:p>0.8837030200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75510204081632604" table:style-name="ce15">
            <text:p>0.7551020408</text:p>
          </table:table-cell>
          <table:table-cell office:value-type="float" office:value="0.98851625837539303" table:style-name="ce15">
            <text:p>0.9885162584</text:p>
          </table:table-cell>
          <table:table-cell office:value-type="float" office:value="0.85618583427966699" table:style-name="ce15">
            <text:p>0.8561858343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2448979591836704" table:style-name="ce15">
            <text:p>0.7244897959</text:p>
          </table:table-cell>
          <table:table-cell office:value-type="float" office:value="0.99512864252677402" table:style-name="ce15">
            <text:p>0.9951286425</text:p>
          </table:table-cell>
          <table:table-cell office:value-type="float" office:value="0.83851223157228805" table:style-name="ce15">
            <text:p>0.8385122316</text:p>
          </table:table-cell>
          <table:table-cell office:value-type="float" office:value="0.85946702863252433" table:formula="of:=AVERAGE([.G16:.G18])" table:style-name="ce12">
            <text:p>0.8594670286</text:p>
          </table:table-cell>
          <table:table-cell office:value-type="float" office:value="5.1862651799622914E-4" table:formula="of:=VAR([.G16:.G18])" table:style-name="ce12">
            <text:p>0.000518626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5000" table:style-name="ce2">
            <text:p>5000</text:p>
          </table:table-cell>
          <table:table-cell office:value-type="float" office:value="1" table:style-name="ce2">
            <text:p>1</text:p>
          </table:table-cell>
          <table:table-cell office:value-type="float" office:value="0.84693877551020402" table:style-name="ce15">
            <text:p>0.8469387755</text:p>
          </table:table-cell>
          <table:table-cell office:value-type="float" office:value="0.96727221567627397" table:style-name="ce15">
            <text:p>0.9672722157</text:p>
          </table:table-cell>
          <table:table-cell office:value-type="float" office:value="0.903114742342226" table:style-name="ce15">
            <text:p>0.9031147423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7833389022738804" table:style-name="ce15">
            <text:p>0.9783338902</text:p>
          </table:table-cell>
          <table:table-cell office:value-type="float" office:value="0.91373743318801703" table:style-name="ce15">
            <text:p>0.9137374332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6734693877550995" table:style-name="ce15">
            <text:p>0.8673469388</text:p>
          </table:table-cell>
          <table:table-cell office:value-type="float" office:value="0.98155215166276799" table:style-name="ce15">
            <text:p>0.9815521517</text:p>
          </table:table-cell>
          <table:table-cell office:value-type="float" office:value="0.92092235687282098" table:style-name="ce15">
            <text:p>0.9209223569</text:p>
          </table:table-cell>
          <table:table-cell office:value-type="float" office:value="0.91259151080102141" table:formula="of:=AVERAGE([.G19:.G21])" table:style-name="ce12">
            <text:p>0.9125915108</text:p>
          </table:table-cell>
          <table:table-cell office:value-type="float" office:value="8.0262637405327845E-5" table:formula="of:=VAR([.G19:.G21])" table:style-name="ce12">
            <text:p>0.000080262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0.31632653061224397" table:style-name="ce15">
            <text:p>0.3163265306</text:p>
          </table:table-cell>
          <table:table-cell office:value-type="float" office:value="0.99878655716370901" table:style-name="ce15">
            <text:p>0.9987865572</text:p>
          </table:table-cell>
          <table:table-cell office:value-type="float" office:value="0.48047987566460798" table:style-name="ce15">
            <text:p>0.4804798757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46938775510204001" table:style-name="ce15">
            <text:p>0.4693877551</text:p>
          </table:table-cell>
          <table:table-cell office:value-type="float" office:value="0.99964827743875595" table:style-name="ce15">
            <text:p>0.9996482774</text:p>
          </table:table-cell>
          <table:table-cell office:value-type="float" office:value="0.63881708881850496" table:style-name="ce15">
            <text:p>0.6388170888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41836734693877498" table:style-name="ce15">
            <text:p>0.4183673469</text:p>
          </table:table-cell>
          <table:table-cell office:value-type="float" office:value="0.99968344969487999" table:style-name="ce15">
            <text:p>0.9996834497</text:p>
          </table:table-cell>
          <table:table-cell office:value-type="float" office:value="0.58987296311289705" table:style-name="ce15">
            <text:p>0.5898729631</text:p>
          </table:table-cell>
          <table:table-cell office:value-type="float" office:value="0.56972330919866998" table:formula="of:=AVERAGE([.G22:.G24])" table:style-name="ce12">
            <text:p>0.5697233092</text:p>
          </table:table-cell>
          <table:table-cell office:value-type="float" office:value="6.5721746819830673E-3" table:formula="of:=VAR([.G22:.G24])" table:style-name="ce12">
            <text:p>0.006572174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3000" table:style-name="ce2">
            <text:p>3000</text:p>
          </table:table-cell>
          <table:table-cell office:value-type="float" office:value="1" table:style-name="ce2">
            <text:p>1</text:p>
          </table:table-cell>
          <table:table-cell office:value-type="float" office:value="0.88775510204081598" table:style-name="ce15">
            <text:p>0.8877551020</text:p>
          </table:table-cell>
          <table:table-cell office:value-type="float" office:value="0.96387809296027205" table:style-name="ce15">
            <text:p>0.9638780930</text:p>
          </table:table-cell>
          <table:table-cell office:value-type="float" office:value="0.92425184111084202" table:style-name="ce15">
            <text:p>0.9242518411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2653061224489799" table:style-name="ce15">
            <text:p>0.8265306122</text:p>
          </table:table-cell>
          <table:table-cell office:value-type="float" office:value="0.96887255332993305" table:style-name="ce15">
            <text:p>0.9688725533</text:p>
          </table:table-cell>
          <table:table-cell office:value-type="float" office:value="0.89205905397262097" table:style-name="ce15">
            <text:p>0.8920590540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76874241598227" table:style-name="ce15">
            <text:p>0.9768742416</text:p>
          </table:table-cell>
          <table:table-cell office:value-type="float" office:value="0.91310029670663795" table:style-name="ce15">
            <text:p>0.9131002967</text:p>
          </table:table-cell>
          <table:table-cell office:value-type="float" office:value="0.90980373059670028" table:formula="of:=AVERAGE([.G25:.G27])" table:style-name="ce12">
            <text:p>0.9098037306</text:p>
          </table:table-cell>
          <table:table-cell office:value-type="float" office:value="2.6724439701959459E-4" table:formula="of:=VAR([.G25:.G27])" table:style-name="ce12">
            <text:p>0.0002672444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15" table:style-name="ce2">
            <text:p>15</text:p>
          </table:table-cell>
          <table:table-cell office:value-type="float" office:value="5000" table:style-name="ce2">
            <text:p>5000</text:p>
          </table:table-cell>
          <table:table-cell office:value-type="float" office:value="1" table:style-name="ce2">
            <text:p>1</text:p>
          </table:table-cell>
          <table:table-cell office:value-type="float" office:value="0.83673469387755095" table:style-name="ce15">
            <text:p>0.8367346939</text:p>
          </table:table-cell>
          <table:table-cell office:value-type="float" office:value="0.97773596187327405" table:style-name="ce15">
            <text:p>0.9777359619</text:p>
          </table:table-cell>
          <table:table-cell office:value-type="float" office:value="0.90175677204608795" table:style-name="ce15">
            <text:p>0.9017567720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8426041538434395" table:style-name="ce15">
            <text:p>0.9842604154</text:p>
          </table:table-cell>
          <table:table-cell office:value-type="float" office:value="0.91631398423366195" table:style-name="ce15">
            <text:p>0.9163139842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5714285714285698" table:style-name="ce15">
            <text:p>0.8571428571</text:p>
          </table:table-cell>
          <table:table-cell office:value-type="float" office:value="0.968626347537062" table:style-name="ce15">
            <text:p>0.9686263475</text:p>
          </table:table-cell>
          <table:table-cell office:value-type="float" office:value="0.90948094962234904" table:style-name="ce15">
            <text:p>0.9094809496</text:p>
          </table:table-cell>
          <table:table-cell office:value-type="float" office:value="0.90918390196736631" table:formula="of:=AVERAGE([.G28:.G30])" table:style-name="ce12">
            <text:p>0.9091839020</text:p>
          </table:table-cell>
          <table:table-cell office:value-type="float" office:value="5.3044284650511294E-5" table:formula="of:=VAR([.G28:.G30])" table:style-name="ce12">
            <text:p>0.0000530443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Learners_(all_labels)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Learners</text:p>
          </table:table-cell>
          <table:table-cell office:value-type="string" table:style-name="ce2">
            <text:p>Sample Size</text:p>
          </table:table-cell>
          <table:table-cell office:value-type="string" table:style-name="ce2">
            <text:p>Run</text:p>
          </table:table-cell>
          <table:table-cell office:value-type="string" table:style-name="ce2">
            <text:p>TPR</text:p>
          </table:table-cell>
          <table:table-cell office:value-type="string" table:style-name="ce2">
            <text:p>TNR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AVG</text:p>
          </table:table-cell>
          <table:table-cell table:number-columns-repeated="4" table:style-name="ce1"/>
          <table:table-cell office:value-type="string" table:style-name="ce2">
            <text:p>Learners</text:p>
          </table:table-cell>
          <table:table-cell office:value-type="string" table:style-name="ce2">
            <text:p>Harmonic Mean</text:p>
          </table:table-cell>
          <table:table-cell table:number-columns-repeated="3" table:style-name="ce1"/>
          <table:table-cell office:value-type="string" table:style-name="ce2">
            <text:p>Variation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0.88775510204081598" table:style-name="ce18">
            <text:p>0.8877551020</text:p>
          </table:table-cell>
          <table:table-cell office:value-type="float" office:value="0.94245818898053202" table:style-name="ce18">
            <text:p>0.9424581890</text:p>
          </table:table-cell>
          <table:table-cell office:value-type="float" office:value="0.91428913759085495" table:style-name="ce18">
            <text:p>0.9142891376</text:p>
          </table:table-cell>
          <table:table-cell table:number-columns-repeated="5" table:style-name="ce1"/>
          <table:table-cell office:value-type="string" table:style-name="ce2">
            <text:p>[5,1000]</text:p>
          </table:table-cell>
          <table:table-cell office:value-type="float" office:value="0.90304205192741005" table:style-name="ce12">
            <text:p>0.9030420519</text:p>
          </table:table-cell>
          <table:table-cell office:value-type="float" office:value="0.90260939537778662" table:formula="of:=[.N4]-[.R4]" table:style-name="ce12">
            <text:p>0.9026093954</text:p>
          </table:table-cell>
          <table:table-cell office:value-type="float" office:value="0.90347470847703348" table:formula="of:=[.N4]+[.R4]" table:style-name="ce12">
            <text:p>0.9034747085</text:p>
          </table:table-cell>
          <table:table-cell office:value-type="float" office:value="0.89760939537778661" table:formula="of:=[.O4]-0.005" table:style-name="ce12">
            <text:p>0.8976093954</text:p>
          </table:table-cell>
          <table:table-cell office:value-type="float" office:value="4.3265654962341201E-4" table:style-name="ce12">
            <text:p>0.0004326565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4693877551020402" table:style-name="ce18">
            <text:p>0.8469387755</text:p>
          </table:table-cell>
          <table:table-cell office:value-type="float" office:value="0.91366969734273595" table:style-name="ce18">
            <text:p>0.9136696973</text:p>
          </table:table-cell>
          <table:table-cell office:value-type="float" office:value="0.87903961229302896" table:style-name="ce18">
            <text:p>0.8790396123</text:p>
          </table:table-cell>
          <table:table-cell table:number-columns-repeated="5" table:style-name="ce1"/>
          <table:table-cell office:value-type="string" table:style-name="ce2">
            <text:p>[5,3000]</text:p>
          </table:table-cell>
          <table:table-cell office:value-type="float" office:value="0.86288983453190005" table:style-name="ce12">
            <text:p>0.8628898345</text:p>
          </table:table-cell>
          <table:table-cell office:value-type="float" office:value="0.86286849492465467" table:formula="of:=[.N5]-[.R5]" table:style-name="ce12">
            <text:p>0.8628684949</text:p>
          </table:table-cell>
          <table:table-cell office:value-type="float" office:value="0.86291117413914542" table:formula="of:=[.N5]+[.R5]" table:style-name="ce12">
            <text:p>0.8629111741</text:p>
          </table:table-cell>
          <table:table-cell office:value-type="float" office:value="0.85786849492465467" table:formula="of:=[.O5]-0.005" table:style-name="ce12">
            <text:p>0.8578684949</text:p>
          </table:table-cell>
          <table:table-cell office:value-type="float" office:value="2.13396072453377E-5" table:style-name="ce12">
            <text:p>0.0000213396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7755102040816302" table:style-name="ce18">
            <text:p>0.8775510204</text:p>
          </table:table-cell>
          <table:table-cell office:value-type="float" office:value="0.95752950072982401" table:style-name="ce18">
            <text:p>0.9575295007</text:p>
          </table:table-cell>
          <table:table-cell office:value-type="float" office:value="0.91579740589834502" table:style-name="ce18">
            <text:p>0.9157974059</text:p>
          </table:table-cell>
          <table:table-cell office:value-type="float" office:value="0.90304205192740961" table:formula="of:=AVERAGE([.G4:.G6])" table:style-name="ce12">
            <text:p>0.9030420519</text:p>
          </table:table-cell>
          <table:table-cell office:value-type="float" office:value="4.3265654962341125E-4" table:formula="of:=VAR([.G4:.G6])" table:style-name="ce12">
            <text:p>0.0004326565</text:p>
          </table:table-cell>
          <table:table-cell table:number-columns-repeated="3" table:style-name="ce1"/>
          <table:table-cell office:value-type="string" table:style-name="ce2">
            <text:p>[5,5000]</text:p>
          </table:table-cell>
          <table:table-cell office:value-type="float" office:value="0.89548632020279195" table:style-name="ce12">
            <text:p>0.8954863202</text:p>
          </table:table-cell>
          <table:table-cell office:value-type="float" office:value="0.8952191407249529" table:formula="of:=[.N6]-[.R6]" table:style-name="ce12">
            <text:p>0.8952191407</text:p>
          </table:table-cell>
          <table:table-cell office:value-type="float" office:value="0.895753499680631" table:formula="of:=[.N6]+[.R6]" table:style-name="ce12">
            <text:p>0.8957534997</text:p>
          </table:table-cell>
          <table:table-cell office:value-type="float" office:value="0.8902191407249529" table:formula="of:=[.O6]-0.005" table:style-name="ce12">
            <text:p>0.8902191407</text:p>
          </table:table-cell>
          <table:table-cell office:value-type="float" office:value="2.6717947783902099E-4" table:style-name="ce12">
            <text:p>0.0002671795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000" table:style-name="ce2">
            <text:p>3000</text:p>
          </table:table-cell>
          <table:table-cell office:value-type="float" office:value="1" table:style-name="ce2">
            <text:p>1</text:p>
          </table:table-cell>
          <table:table-cell office:value-type="float" office:value="0.88775510204081598" table:style-name="ce18">
            <text:p>0.8877551020</text:p>
          </table:table-cell>
          <table:table-cell office:value-type="float" office:value="0.84292070414856701" table:style-name="ce18">
            <text:p>0.8429207041</text:p>
          </table:table-cell>
          <table:table-cell office:value-type="float" office:value="0.86475716947977299" table:style-name="ce18">
            <text:p>0.8647571695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0,1000]</text:p>
          </table:table-cell>
          <table:table-cell office:value-type="float" office:value="0.89051038542087402" table:style-name="ce12">
            <text:p>0.8905103854</text:p>
          </table:table-cell>
          <table:table-cell office:value-type="float" office:value="0.89029555872001676" table:formula="of:=[.N7]-[.R7]" table:style-name="ce12">
            <text:p>0.8902955587</text:p>
          </table:table-cell>
          <table:table-cell office:value-type="float" office:value="0.89072521212173128" table:formula="of:=[.N7]+[.R7]" table:style-name="ce12">
            <text:p>0.8907252121</text:p>
          </table:table-cell>
          <table:table-cell office:value-type="float" office:value="0.88529555872001675" table:formula="of:=[.O7]-0.005" table:style-name="ce12">
            <text:p>0.8852955587</text:p>
          </table:table-cell>
          <table:table-cell office:value-type="float" office:value="2.1482670085723899E-4" table:style-name="ce12">
            <text:p>0.0002148267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7755102040816302" table:style-name="ce18">
            <text:p>0.8775510204</text:p>
          </table:table-cell>
          <table:table-cell office:value-type="float" office:value="0.85530133830434496" table:style-name="ce18">
            <text:p>0.8553013383</text:p>
          </table:table-cell>
          <table:table-cell office:value-type="float" office:value="0.86628333730995" table:style-name="ce18">
            <text:p>0.8662833373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0,3000]</text:p>
          </table:table-cell>
          <table:table-cell office:value-type="float" office:value="0.90203304346262403" table:style-name="ce12">
            <text:p>0.9020330435</text:p>
          </table:table-cell>
          <table:table-cell office:value-type="float" office:value="0.90148917070448786" table:formula="of:=[.N8]-[.R8]" table:style-name="ce12">
            <text:p>0.9014891707</text:p>
          </table:table-cell>
          <table:table-cell office:value-type="float" office:value="0.90257691622076019" table:formula="of:=[.N8]+[.R8]" table:style-name="ce12">
            <text:p>0.9025769162</text:p>
          </table:table-cell>
          <table:table-cell office:value-type="float" office:value="0.89648917070448786" table:formula="of:=[.O8]-0.005" table:style-name="ce12">
            <text:p>0.8964891707</text:p>
          </table:table-cell>
          <table:table-cell office:value-type="float" office:value="5.4387275813611697E-4" table:style-name="ce12">
            <text:p>0.0005438728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92857142857142805" table:style-name="ce18">
            <text:p>0.9285714286</text:p>
          </table:table-cell>
          <table:table-cell office:value-type="float" office:value="0.796757117985333" table:style-name="ce18">
            <text:p>0.7967571180</text:p>
          </table:table-cell>
          <table:table-cell office:value-type="float" office:value="0.85762899680597704" table:style-name="ce18">
            <text:p>0.8576289968</text:p>
          </table:table-cell>
          <table:table-cell office:value-type="float" office:value="0.86288983453190005" table:formula="of:=AVERAGE([.G7:.G9])" table:style-name="ce12">
            <text:p>0.8628898345</text:p>
          </table:table-cell>
          <table:table-cell office:value-type="float" office:value="2.1339607245337568E-5" table:formula="of:=VAR([.G7:.G9])" table:style-name="ce12">
            <text:p>0.0000213396</text:p>
          </table:table-cell>
          <table:table-cell table:number-columns-repeated="3" table:style-name="ce1"/>
          <table:table-cell office:value-type="string" table:style-name="ce2">
            <text:p>[10,5000]</text:p>
          </table:table-cell>
          <table:table-cell office:value-type="float" office:value="0.88720985925205997" table:style-name="ce12">
            <text:p>0.8872098593</text:p>
          </table:table-cell>
          <table:table-cell office:value-type="float" office:value="0.8868510698220432" table:formula="of:=[.N9]-[.R9]" table:style-name="ce12">
            <text:p>0.8868510698</text:p>
          </table:table-cell>
          <table:table-cell office:value-type="float" office:value="0.88756864868207674" table:formula="of:=[.N9]+[.R9]" table:style-name="ce12">
            <text:p>0.8875686487</text:p>
          </table:table-cell>
          <table:table-cell office:value-type="float" office:value="0.8818510698220432" table:formula="of:=[.O9]-0.005" table:style-name="ce12">
            <text:p>0.8818510698</text:p>
          </table:table-cell>
          <table:table-cell office:value-type="float" office:value="3.58789430016723E-4" table:style-name="ce12">
            <text:p>0.0003587894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" table:style-name="ce2">
            <text:p>1</text:p>
          </table:table-cell>
          <table:table-cell office:value-type="float" office:value="0.83673469387755095" table:style-name="ce18">
            <text:p>0.8367346939</text:p>
          </table:table-cell>
          <table:table-cell office:value-type="float" office:value="0.93355960818106598" table:style-name="ce18">
            <text:p>0.9335596082</text:p>
          </table:table-cell>
          <table:table-cell office:value-type="float" office:value="0.88249926812673696" table:style-name="ce18">
            <text:p>0.8824992681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5,1000]</text:p>
          </table:table-cell>
          <table:table-cell office:value-type="float" office:value="0.90123412841037398" table:style-name="ce12">
            <text:p>0.9012341284</text:p>
          </table:table-cell>
          <table:table-cell office:value-type="float" office:value="0.90077230038731471" table:formula="of:=[.N10]-[.R10]" table:style-name="ce12">
            <text:p>0.9007723004</text:p>
          </table:table-cell>
          <table:table-cell office:value-type="float" office:value="0.90169595643343325" table:formula="of:=[.N10]+[.R10]" table:style-name="ce12">
            <text:p>0.9016959564</text:p>
          </table:table-cell>
          <table:table-cell office:value-type="float" office:value="0.8957723003873147" table:formula="of:=[.O10]-0.005" table:style-name="ce12">
            <text:p>0.8957723004</text:p>
          </table:table-cell>
          <table:table-cell office:value-type="float" office:value="4.6182802305924598E-4" table:style-name="ce12">
            <text:p>0.0004618280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4693877551020402" table:style-name="ce18">
            <text:p>0.8469387755</text:p>
          </table:table-cell>
          <table:table-cell office:value-type="float" office:value="0.93793855406854998" table:style-name="ce18">
            <text:p>0.9379385541</text:p>
          </table:table-cell>
          <table:table-cell office:value-type="float" office:value="0.890118908814992" table:style-name="ce18">
            <text:p>0.8901189088</text:p>
          </table:table-cell>
          <table:table-cell table:number-columns-repeated="2" table:style-name="ce12"/>
          <table:table-cell table:number-columns-repeated="3" table:style-name="ce1"/>
          <table:table-cell office:value-type="string" table:style-name="ce2">
            <text:p>[15,3000]</text:p>
          </table:table-cell>
          <table:table-cell office:value-type="float" office:value="0.91519016697264099" table:style-name="ce12">
            <text:p>0.9151901670</text:p>
          </table:table-cell>
          <table:table-cell office:value-type="float" office:value="0.9146760570433321" table:formula="of:=[.N11]-[.R11]" table:style-name="ce12">
            <text:p>0.9146760570</text:p>
          </table:table-cell>
          <table:table-cell office:value-type="float" office:value="0.91570427690194989" table:formula="of:=[.N11]+[.R11]" table:style-name="ce12">
            <text:p>0.9157042769</text:p>
          </table:table-cell>
          <table:table-cell office:value-type="float" office:value="0.9096760570433321" table:formula="of:=[.O11]-0.005" table:style-name="ce12">
            <text:p>0.9096760570</text:p>
          </table:table-cell>
          <table:table-cell office:value-type="float" office:value="5.1410992930894296E-4" table:style-name="ce12">
            <text:p>0.0005141099</text:p>
          </table:table-cell>
          <table:table-cell table:number-columns-repeated="16366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6734693877550995" table:style-name="ce18">
            <text:p>0.8673469388</text:p>
          </table:table-cell>
          <table:table-cell office:value-type="float" office:value="0.96560153351036704" table:style-name="ce18">
            <text:p>0.9656015335</text:p>
          </table:table-cell>
          <table:table-cell office:value-type="float" office:value="0.91384078366664701" table:style-name="ce18">
            <text:p>0.9138407837</text:p>
          </table:table-cell>
          <table:table-cell office:value-type="float" office:value="0.89548632020279195" table:formula="of:=AVERAGE([.G10:.G12])" table:style-name="ce12">
            <text:p>0.8954863202</text:p>
          </table:table-cell>
          <table:table-cell office:value-type="float" office:value="2.6717947783901948E-4" table:formula="of:=VAR([.G10:.G12])" table:style-name="ce12">
            <text:p>0.0002671795</text:p>
          </table:table-cell>
          <table:table-cell table:number-columns-repeated="3" table:style-name="ce1"/>
          <table:table-cell office:value-type="string" table:style-name="ce2">
            <text:p>[15,5000]</text:p>
          </table:table-cell>
          <table:table-cell office:value-type="float" office:value="0.91363129751741901" table:style-name="ce12">
            <text:p>0.9136312975</text:p>
          </table:table-cell>
          <table:table-cell office:value-type="float" office:value="0.91352840993249096" table:formula="of:=[.N12]-[.R12]" table:style-name="ce12">
            <text:p>0.9135284099</text:p>
          </table:table-cell>
          <table:table-cell office:value-type="float" office:value="0.91373418510234705" table:formula="of:=[.N12]+[.R12]" table:style-name="ce12">
            <text:p>0.9137341851</text:p>
          </table:table-cell>
          <table:table-cell office:value-type="float" office:value="0.90852840993249095" table:formula="of:=[.O12]-0.005" table:style-name="ce12">
            <text:p>0.9085284099</text:p>
          </table:table-cell>
          <table:table-cell office:value-type="float" office:value="1.0288758492804801E-4" table:style-name="ce12">
            <text:p>0.0001028876</text:p>
          </table:table-cell>
          <table:table-cell table:number-columns-repeated="16366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0.85714285714285698" table:style-name="ce18">
            <text:p>0.8571428571</text:p>
          </table:table-cell>
          <table:table-cell office:value-type="float" office:value="0.90776075831384195" table:style-name="ce18">
            <text:p>0.9077607583</text:p>
          </table:table-cell>
          <table:table-cell office:value-type="float" office:value="0.88172594035051699" table:style-name="ce18">
            <text:p>0.8817259404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6734693877550995" table:style-name="ce18">
            <text:p>0.8673469388</text:p>
          </table:table-cell>
          <table:table-cell office:value-type="float" office:value="0.95214814554279503" table:style-name="ce18">
            <text:p>0.9521481455</text:p>
          </table:table-cell>
          <table:table-cell office:value-type="float" office:value="0.90777137725187496" table:style-name="ce18">
            <text:p>0.9077713773</text:p>
          </table:table-cell>
          <table:table-cell table:number-columns-repeated="2" table:style-name="ce12"/>
          <table:table-cell table:number-columns-repeated="3" table:style-name="ce1"/>
          <table:table-cell table:style-name="ce1">
            <draw:frame draw:z-index="1" draw:id="id5" draw:style-name="a5" draw:name="Chart 6" svg:x="0.37514in" svg:y="0.01667in" svg:width="6.135in" svg:height="3.88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2653061224489799" table:style-name="ce18">
            <text:p>0.8265306122</text:p>
          </table:table-cell>
          <table:table-cell office:value-type="float" office:value="0.94798023319205804" table:style-name="ce18">
            <text:p>0.9479802332</text:p>
          </table:table-cell>
          <table:table-cell office:value-type="float" office:value="0.88309934487140795" table:style-name="ce18">
            <text:p>0.8830993449</text:p>
          </table:table-cell>
          <table:table-cell office:value-type="float" office:value="0.89051038542087402" table:formula="of:=AVERAGE([.G13:.G17])" table:style-name="ce12">
            <text:p>0.8905103854</text:p>
          </table:table-cell>
          <table:table-cell office:value-type="float" office:value="2.1482670085723921E-4" table:formula="of:=VAR([.G13:.G15])" table:style-name="ce12">
            <text:p>0.0002148267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3000" table:style-name="ce2">
            <text:p>3000</text:p>
          </table:table-cell>
          <table:table-cell office:value-type="float" office:value="1" table:style-name="ce2">
            <text:p>1</text:p>
          </table:table-cell>
          <table:table-cell office:value-type="float" office:value="0.79591836734693799" table:style-name="ce18">
            <text:p>0.7959183673</text:p>
          </table:table-cell>
          <table:table-cell office:value-type="float" office:value="0.98292386965161804" table:style-name="ce18">
            <text:p>0.9829238697</text:p>
          </table:table-cell>
          <table:table-cell office:value-type="float" office:value="0.87959139409627796" table:style-name="ce18">
            <text:p>0.8795913941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92857142857142805" table:style-name="ce18">
            <text:p>0.9285714286</text:p>
          </table:table-cell>
          <table:table-cell office:value-type="float" office:value="0.87381953115382505" table:style-name="ce18">
            <text:p>0.8738195312</text:p>
          </table:table-cell>
          <table:table-cell office:value-type="float" office:value="0.90036387053429201" table:style-name="ce18">
            <text:p>0.9003638705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92857142857142805" table:style-name="ce18">
            <text:p>0.9285714286</text:p>
          </table:table-cell>
          <table:table-cell office:value-type="float" office:value="0.92372896259430504" table:style-name="ce18">
            <text:p>0.9237289626</text:p>
          </table:table-cell>
          <table:table-cell office:value-type="float" office:value="0.92614386575730201" table:style-name="ce18">
            <text:p>0.9261438658</text:p>
          </table:table-cell>
          <table:table-cell office:value-type="float" office:value="0.90203304346262403" table:formula="of:=AVERAGE([.G16:.G18])" table:style-name="ce12">
            <text:p>0.9020330435</text:p>
          </table:table-cell>
          <table:table-cell office:value-type="float" office:value="5.4387275813611914E-4" table:formula="of:=VAR([.G16:.G18])" table:style-name="ce12">
            <text:p>0.000543872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5000" table:style-name="ce2">
            <text:p>5000</text:p>
          </table:table-cell>
          <table:table-cell office:value-type="float" office:value="1" table:style-name="ce2">
            <text:p>1</text:p>
          </table:table-cell>
          <table:table-cell office:value-type="float" office:value="0.82653061224489799" table:style-name="ce18">
            <text:p>0.8265306122</text:p>
          </table:table-cell>
          <table:table-cell office:value-type="float" office:value="0.96637532314510299" table:style-name="ce18">
            <text:p>0.9663753231</text:p>
          </table:table-cell>
          <table:table-cell office:value-type="float" office:value="0.89099910009917804" table:style-name="ce18">
            <text:p>0.8909991001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5714285714285698" table:style-name="ce6">
            <text:p>0.857142857</text:p>
          </table:table-cell>
          <table:table-cell office:value-type="float" office:value="0.95621054112516002" table:style-name="ce6">
            <text:p>0.956210541</text:p>
          </table:table-cell>
          <table:table-cell office:value-type="float" office:value="0.90397055095048495" table:style-name="ce18">
            <text:p>0.9039705510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78571428571428503" table:style-name="ce18">
            <text:p>0.7857142857</text:p>
          </table:table-cell>
          <table:table-cell office:value-type="float" office:value="0.96619946186448102" table:style-name="ce18">
            <text:p>0.9661994619</text:p>
          </table:table-cell>
          <table:table-cell office:value-type="float" office:value="0.86665992670651804" table:style-name="ce18">
            <text:p>0.8666599267</text:p>
          </table:table-cell>
          <table:table-cell office:value-type="float" office:value="0.88720985925206042" table:formula="of:=AVERAGE([.G19:.G21])" table:style-name="ce12">
            <text:p>0.8872098593</text:p>
          </table:table-cell>
          <table:table-cell office:value-type="float" office:value="3.5878943001672187E-4" table:formula="of:=VAR([.G19:.G21])" table:style-name="ce12">
            <text:p>0.000358789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0.80612244897959096" table:style-name="ce18">
            <text:p>0.8061224490</text:p>
          </table:table-cell>
          <table:table-cell office:value-type="float" office:value="0.96292844204491501" table:style-name="ce18">
            <text:p>0.9629284420</text:p>
          </table:table-cell>
          <table:table-cell office:value-type="float" office:value="0.87757592258276795" table:style-name="ce18">
            <text:p>0.8775759226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5714285714285698" table:style-name="ce18">
            <text:p>0.8571428571</text:p>
          </table:table-cell>
          <table:table-cell office:value-type="float" office:value="0.96206672176986796" table:style-name="ce18">
            <text:p>0.9620667218</text:p>
          </table:table-cell>
          <table:table-cell office:value-type="float" office:value="0.90657902005192503" table:style-name="ce18">
            <text:p>0.9065790201</text:p>
          </table:table-cell>
          <table:table-cell table:number-columns-repeated="2" table:style-name="ce1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90816326530612201" table:style-name="ce18">
            <text:p>0.9081632653</text:p>
          </table:table-cell>
          <table:table-cell office:value-type="float" office:value="0.93122065314879598" table:style-name="ce18">
            <text:p>0.9312206531</text:p>
          </table:table-cell>
          <table:table-cell office:value-type="float" office:value="0.91954744259642995" table:style-name="ce18">
            <text:p>0.9195474426</text:p>
          </table:table-cell>
          <table:table-cell office:value-type="float" office:value="0.90123412841037431" table:formula="of:=AVERAGE([.G22:.G24])" table:style-name="ce12">
            <text:p>0.9012341284</text:p>
          </table:table-cell>
          <table:table-cell office:value-type="float" office:value="4.6182802305924653E-4" table:formula="of:=VAR([.G22:.G24])" table:style-name="ce12">
            <text:p>0.000461828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3000" table:style-name="ce2">
            <text:p>3000</text:p>
          </table:table-cell>
          <table:table-cell office:value-type="float" office:value="1" table:style-name="ce2">
            <text:p>1</text:p>
          </table:table-cell>
          <table:table-cell office:value-type="float" office:value="0.83673469387755095" table:style-name="ce18">
            <text:p>0.8367346939</text:p>
          </table:table-cell>
          <table:table-cell office:value-type="float" office:value="0.96222499692242702" table:style-name="ce18">
            <text:p>0.9622249969</text:p>
          </table:table-cell>
          <table:table-cell office:value-type="float" office:value="0.89510292238197198" table:style-name="ce18">
            <text:p>0.8951029224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7755102040816302" table:style-name="ce18">
            <text:p>0.8775510204</text:p>
          </table:table-cell>
          <table:table-cell office:value-type="float" office:value="0.94643265392258502" table:style-name="ce18">
            <text:p>0.9464326539</text:p>
          </table:table-cell>
          <table:table-cell office:value-type="float" office:value="0.91069120067876896" table:style-name="ce18">
            <text:p>0.9106912007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91836734693877498" table:style-name="ce18">
            <text:p>0.9183673469</text:p>
          </table:table-cell>
          <table:table-cell office:value-type="float" office:value="0.962207410794365" table:style-name="ce18">
            <text:p>0.9622074108</text:p>
          </table:table-cell>
          <table:table-cell office:value-type="float" office:value="0.93977637785718204" table:style-name="ce18">
            <text:p>0.9397763779</text:p>
          </table:table-cell>
          <table:table-cell office:value-type="float" office:value="0.91519016697264099" table:formula="of:=AVERAGE([.G25:.G27])" table:style-name="ce12">
            <text:p>0.9151901670</text:p>
          </table:table-cell>
          <table:table-cell office:value-type="float" office:value="5.1410992930894155E-4" table:formula="of:=VAR([.G25:.G27])" table:style-name="ce12">
            <text:p>0.0005141099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15" table:style-name="ce2">
            <text:p>15</text:p>
          </table:table-cell>
          <table:table-cell office:value-type="float" office:value="5000" table:style-name="ce2">
            <text:p>5000</text:p>
          </table:table-cell>
          <table:table-cell office:value-type="float" office:value="1" table:style-name="ce2">
            <text:p>1</text:p>
          </table:table-cell>
          <table:table-cell office:value-type="float" office:value="0.91836734693877498" table:style-name="ce18">
            <text:p>0.9183673469</text:p>
          </table:table-cell>
          <table:table-cell office:value-type="float" office:value="0.90009320647872904" table:style-name="ce18">
            <text:p>0.9000932065</text:p>
          </table:table-cell>
          <table:table-cell office:value-type="float" office:value="0.90913845612762201" table:style-name="ce18">
            <text:p>0.9091384561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0.88775510204081598" table:style-name="ce18">
            <text:p>0.8877551020</text:p>
          </table:table-cell>
          <table:table-cell office:value-type="float" office:value="0.96604118671192096" table:style-name="ce18">
            <text:p>0.9660411867</text:p>
          </table:table-cell>
          <table:table-cell office:value-type="float" office:value="0.92524512805242998" table:style-name="ce18">
            <text:p>0.9252451281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0.87755102040816302" table:style-name="ce18">
            <text:p>0.8775510204</text:p>
          </table:table-cell>
          <table:table-cell office:value-type="float" office:value="0.937446142482809" table:style-name="ce18">
            <text:p>0.9374461425</text:p>
          </table:table-cell>
          <table:table-cell office:value-type="float" office:value="0.90651030837220403" table:style-name="ce18">
            <text:p>0.9065103084</text:p>
          </table:table-cell>
          <table:table-cell office:value-type="float" office:value="0.91363129751741867" table:formula="of:=AVERAGE([.G28:.G30])" table:style-name="ce12">
            <text:p>0.9136312975</text:p>
          </table:table-cell>
          <table:table-cell office:value-type="float" office:value="1.0288758492804786E-4" table:formula="of:=VAR([.G28:.G30])" table:style-name="ce12">
            <text:p>0.0001028876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enlo" svg:font-family="Menl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0" number:min-integer-digits="1"/>
    </number:number-style>
    <number:number-style style:name="N37">
      <number:number number:decimal-places="6" number:min-integer-digits="1"/>
    </number:number-style>
    <number:number-style style:name="N38">
      <number:number number:decimal-places="9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irren van vlijmen</meta:initial-creator>
    <dc:creator>dirren van vlijmen</dc:creator>
    <meta:creation-date>2021-06-09T19:00:59Z</meta:creation-date>
    <dc:date>2021-06-09T19:01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285f4" draw:opacity="0%" draw:stroke="solid" svg:stroke-width="0.01042in" svg:stroke-color="#4285f4" svg:stroke-opacity="100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a4c2f4" draw:opacity="0%" draw:stroke="solid" svg:stroke-width="0.01042in" svg:stroke-color="#a4c2f4" svg:stroke-opacity="100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a4c2f4" draw:opacity="50%" draw:stroke="solid" svg:stroke-width="0.01042in" svg:stroke-color="#a4c2f4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278.2199212598425pt" svg:width="450.71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armonic Mean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[TNR, TPR, DP]</text:p>
            </chart:title>
            <chart:categories table:cell-range-address="Fitness_weights.$M$4:.$M$11"/>
          </chart:axis>
          <chart:series chart:label-cell-address="Fitness_weights.$Q$3" chart:values-cell-range-address="Fitness_weights.$Q$4:.$Q$11" chart:class="chart:area" chart:attached-axis="primary-y" chart:style-name="G0S3">
            <chart:data-point chart:repeated="8"/>
          </chart:series>
          <chart:series chart:label-cell-address="Fitness_weights.$P$3" chart:values-cell-range-address="Fitness_weights.$P$4:.$P$11" chart:class="chart:area" chart:attached-axis="primary-y" chart:style-name="G0S2">
            <chart:data-point chart:repeated="8"/>
          </chart:series>
          <chart:series chart:label-cell-address="Fitness_weights.$O$3" chart:values-cell-range-address="Fitness_weights.$O$4:.$O$11" chart:class="chart:area" chart:attached-axis="primary-y" chart:style-name="G0S1">
            <chart:data-point chart:repeated="8"/>
          </chart:series>
          <chart:series chart:label-cell-address="Fitness_weights.$N$3" chart:values-cell-range-address="Fitness_weights.$N$4:.$N$11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6aa84f" draw:opacity="0%" draw:stroke="solid" svg:stroke-width="0.01042in" svg:stroke-color="#6aa84f" svg:stroke-opacity="100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b6d7a8" draw:opacity="0%" draw:stroke="solid" svg:stroke-width="0.01042in" svg:stroke-color="#b6d7a8" svg:stroke-opacity="100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b6d7a8" draw:opacity="50%" draw:stroke="solid" svg:stroke-width="0.01042in" svg:stroke-color="#b6d7a8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278.2199212598425pt" svg:width="449.9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armonic Mean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[Maximum depth, Crossover depth]</text:p>
            </chart:title>
            <chart:categories table:cell-range-address="Depth.$M$4:.$M$12"/>
          </chart:axis>
          <chart:series chart:label-cell-address="Depth.$Q$3" chart:values-cell-range-address="Depth.$Q$4:.$Q$12" chart:class="chart:area" chart:attached-axis="primary-y" chart:style-name="G0S3">
            <chart:data-point chart:repeated="9"/>
          </chart:series>
          <chart:series chart:label-cell-address="Depth.$P$3" chart:values-cell-range-address="Depth.$P$4:.$P$12" chart:class="chart:area" chart:attached-axis="primary-y" chart:style-name="G0S2">
            <chart:data-point chart:repeated="9"/>
          </chart:series>
          <chart:series chart:label-cell-address="Depth.$O$3" chart:values-cell-range-address="Depth.$O$4:.$O$12" chart:class="chart:area" chart:attached-axis="primary-y" chart:style-name="G0S1">
            <chart:data-point chart:repeated="9"/>
          </chart:series>
          <chart:series chart:label-cell-address="Depth.$N$3" chart:values-cell-range-address="Depth.$N$4:.$N$12" chart:class="chart:area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674ea7" draw:opacity="0%" draw:stroke="solid" svg:stroke-width="0.01042in" svg:stroke-color="#674ea7" svg:stroke-opacity="100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b4a7d6" draw:opacity="0%" draw:stroke="solid" svg:stroke-width="0.01042in" svg:stroke-color="#b4a7d6" svg:stroke-opacity="100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b4a7d6" draw:opacity="50%" draw:stroke="solid" svg:stroke-width="0.01042in" svg:stroke-color="#b4a7d6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275.2199212598425pt" svg:width="431.9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armonic Mean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[Mutation rate, Crossover rate]</text:p>
            </chart:title>
            <chart:categories table:cell-range-address="Rates.$M$4:.$M$28"/>
          </chart:axis>
          <chart:series chart:label-cell-address="Rates.$Q$3" chart:values-cell-range-address="Rates.$Q$4:.$Q$28" chart:class="chart:area" chart:attached-axis="primary-y" chart:style-name="G0S3">
            <chart:data-point chart:repeated="25"/>
          </chart:series>
          <chart:series chart:label-cell-address="Rates.$P$3" chart:values-cell-range-address="Rates.$P$4:.$P$28" chart:class="chart:area" chart:attached-axis="primary-y" chart:style-name="G0S2">
            <chart:data-point chart:repeated="25"/>
          </chart:series>
          <chart:series chart:label-cell-address="Rates.$O$3" chart:values-cell-range-address="Rates.$O$4:.$O$28" chart:class="chart:area" chart:attached-axis="primary-y" chart:style-name="G0S1">
            <chart:data-point chart:repeated="25"/>
          </chart:series>
          <chart:series chart:label-cell-address="Rates.$N$3" chart:values-cell-range-address="Rates.$N$4:.$N$28" chart:class="chart:area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ff6d01" draw:opacity="0%" draw:stroke="solid" svg:stroke-width="0.01042in" svg:stroke-color="#ff6d01" svg:stroke-opacity="100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f9cb9c" draw:opacity="0%" draw:stroke="solid" svg:stroke-width="0.01042in" svg:stroke-color="#f9cb9c" svg:stroke-opacity="100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f9cb9c" draw:opacity="50%" draw:stroke="solid" svg:stroke-width="0.01042in" svg:stroke-color="#f9cb9c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278.2199212598425pt" svg:width="449.9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armonic Mean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[Generations, Population size]</text:p>
            </chart:title>
            <chart:categories table:cell-range-address="Population.$M$4:.$M$28"/>
          </chart:axis>
          <chart:series chart:label-cell-address="Population.$Q$3" chart:values-cell-range-address="Population.$Q$4:.$Q$28" chart:class="chart:area" chart:attached-axis="primary-y" chart:style-name="G0S3">
            <chart:data-point chart:repeated="25"/>
          </chart:series>
          <chart:series chart:label-cell-address="Population.$P$3" chart:values-cell-range-address="Population.$P$4:.$P$28" chart:class="chart:area" chart:attached-axis="primary-y" chart:style-name="G0S2">
            <chart:data-point chart:repeated="25"/>
          </chart:series>
          <chart:series chart:label-cell-address="Population.$O$3" chart:values-cell-range-address="Population.$O$4:.$O$28" chart:class="chart:area" chart:attached-axis="primary-y" chart:style-name="G0S1">
            <chart:data-point chart:repeated="25"/>
          </chart:series>
          <chart:series chart:label-cell-address="Population.$N$3" chart:values-cell-range-address="Population.$N$4:.$N$28" chart:class="chart:area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ea4335" draw:opacity="0%" draw:stroke="solid" svg:stroke-width="0.01042in" svg:stroke-color="#ea4335" svg:stroke-opacity="100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a9999" draw:opacity="0%" draw:stroke="solid" svg:stroke-width="0.01042in" svg:stroke-color="#ea9999" svg:stroke-opacity="100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ea9999" draw:opacity="50%" draw:stroke="solid" svg:stroke-width="0.01042in" svg:stroke-color="#ea9999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279.7199212598425pt" svg:width="440.989921259842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armonic Mean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[Learners, Sample size]</text:p>
            </chart:title>
            <chart:categories table:cell-range-address="Learners.$M$4:.$M$12"/>
          </chart:axis>
          <chart:series chart:label-cell-address="Learners.$Q$3" chart:values-cell-range-address="Learners.$Q$4:.$Q$12" chart:class="chart:area" chart:attached-axis="primary-y" chart:style-name="G0S3">
            <chart:data-point chart:repeated="9"/>
          </chart:series>
          <chart:series chart:label-cell-address="Learners.$P$3" chart:values-cell-range-address="Learners.$P$4:.$P$12" chart:class="chart:area" chart:attached-axis="primary-y" chart:style-name="G0S2">
            <chart:data-point chart:repeated="9"/>
          </chart:series>
          <chart:series chart:label-cell-address="Learners.$O$3" chart:values-cell-range-address="Learners.$O$4:.$O$12" chart:class="chart:area" chart:attached-axis="primary-y" chart:style-name="G0S1">
            <chart:data-point chart:repeated="9"/>
          </chart:series>
          <chart:series chart:label-cell-address="Learners.$N$3" chart:values-cell-range-address="Learners.$N$4:.$N$12" chart:class="chart:area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a61c00" draw:opacity="0%" draw:stroke="solid" svg:stroke-width="0.01042in" svg:stroke-color="#a61c00" svg:stroke-opacity="100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dd7e6b" draw:opacity="0%" draw:stroke="solid" svg:stroke-width="0.01042in" svg:stroke-color="#dd7e6b" svg:stroke-opacity="100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dd7e6b" draw:opacity="50%" draw:stroke="solid" svg:stroke-width="0.01042in" svg:stroke-color="#dd7e6b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279.7199212598425pt" svg:width="441.72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armonic Mean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[Learners, Sample size]</text:p>
            </chart:title>
            <chart:categories table:cell-range-address="Learners_(all_labels).$M$4:.$M$28"/>
          </chart:axis>
          <chart:series chart:label-cell-address="Learners_(all_labels).$Q$3" chart:values-cell-range-address="Learners_(all_labels).$Q$4:.$Q$28" chart:class="chart:area" chart:attached-axis="primary-y" chart:style-name="G0S3">
            <chart:data-point chart:repeated="25"/>
          </chart:series>
          <chart:series chart:label-cell-address="Learners_(all_labels).$P$3" chart:values-cell-range-address="Learners_(all_labels).$P$4:.$P$28" chart:class="chart:area" chart:attached-axis="primary-y" chart:style-name="G0S2">
            <chart:data-point chart:repeated="25"/>
          </chart:series>
          <chart:series chart:label-cell-address="Learners_(all_labels).$O$3" chart:values-cell-range-address="Learners_(all_labels).$O$4:.$O$28" chart:class="chart:area" chart:attached-axis="primary-y" chart:style-name="G0S1">
            <chart:data-point chart:repeated="25"/>
          </chart:series>
          <chart:series chart:label-cell-address="Learners_(all_labels).$N$3" chart:values-cell-range-address="Learners_(all_labels).$N$4:.$N$28" chart:class="chart:area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